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3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ext-properties style:font-name="Arial" style:font-name-asian="DejaVu Sans" style:font-name-complex="Lohit Hindi"/>
    </style:style>
    <style:style style:name="ce29" style:family="table-cell" style:parent-style-name="Default" style:data-style-name="N105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00ff00" fo:wrap-option="wra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2">
      <style:table-cell-properties fo:background-color="#00ff00"/>
    </style:style>
    <style:style style:name="ce41" style:family="table-cell" style:parent-style-name="Default" style:data-style-name="N2">
      <style:table-cell-properties fo:border-bottom="0.06pt solid #000000" fo:background-color="#00ff00" fo:border-left="none" fo:border-right="none" fo:border-top="none"/>
    </style:style>
    <style:style style:name="ce42" style:family="table-cell" style:parent-style-name="Default" style:data-style-name="N2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47" style:family="table-cell" style:parent-style-name="Default" style:data-style-name="N2">
      <style:table-cell-properties fo:border-bottom="none" fo:background-color="#00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5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6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30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30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30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30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30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30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28" table:number-columns-repeated="9"/>
          <table:table-cell table:number-columns-repeated="6"/>
        </table:table-row>
        <table:table-row table:style-name="ro1">
          <table:table-cell table:style-name="ce27" office:value-type="string">
            <text:p>*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2-v/(v_max)</text:p>
          </table:table-cell>
          <table:table-cell table:style-name="ce2" table:formula="of:=IF([.B$17]&lt;[.$B$1];1;[.B$17]/[.$B$1])" office:value-type="float" office:value="1">
            <text:p>1</text:p>
          </table:table-cell>
          <table:table-cell table:style-name="ce2" table:formula="of:=IF([.C$17]&lt;[.$B$1];1;[.C$17]/[.$B$1])" office:value-type="float" office:value="1">
            <text:p>1</text:p>
          </table:table-cell>
          <table:table-cell table:style-name="ce2" table:formula="of:=IF([.D$17]&lt;[.$B$1];1;[.D$17]/[.$B$1])" office:value-type="float" office:value="1">
            <text:p>1</text:p>
          </table:table-cell>
          <table:table-cell table:style-name="ce2" table:formula="of:=IF([.E$17]&lt;[.$B$1];1;[.E$17]/[.$B$1])" office:value-type="float" office:value="1">
            <text:p>1</text:p>
          </table:table-cell>
          <table:table-cell table:style-name="ce2" table:formula="of:=IF([.F$17]&lt;[.$B$1];1;[.F$17]/[.$B$1])" office:value-type="float" office:value="1.5">
            <text:p>1,5</text:p>
          </table:table-cell>
          <table:table-cell table:style-name="ce2" table:formula="of:=IF([.G$17]&lt;[.$B$1];1;[.G$17]/[.$B$1])" office:value-type="float" office:value="2">
            <text:p>2</text:p>
          </table:table-cell>
          <table:table-cell table:style-name="ce2" table:formula="of:=IF([.H$17]&lt;[.$B$1];1;[.H$17]/[.$B$1])" office:value-type="float" office:value="3">
            <text:p>3</text:p>
          </table:table-cell>
          <table:table-cell table:style-name="ce2" table:formula="of:=IF([.I$17]&lt;[.$B$1];1;[.I$17]/[.$B$1])" office:value-type="float" office:value="4">
            <text:p>4</text:p>
          </table:table-cell>
          <table:table-cell table:style-name="ce2" table:formula="of:=IF([.J$17]&lt;[.$B$1];1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2-[.$A18]/([.$B$2])" office:value-type="float" office:value="1.99">
            <text:p>1,99</text:p>
          </table:table-cell>
          <table:table-cell table:style-name="ce29" table:formula="of:=-[.$A37]*[.B$36]" office:value-type="float" office:value="-1.99">
            <text:p>-1,9900</text:p>
          </table:table-cell>
          <table:table-cell table:style-name="ce29" table:formula="of:=-[.$A37]*[.C$36]" office:value-type="float" office:value="-1.99">
            <text:p>-1,9900</text:p>
          </table:table-cell>
          <table:table-cell table:style-name="ce29" table:formula="of:=-[.$A37]*[.D$36]" office:value-type="float" office:value="-1.99">
            <text:p>-1,9900</text:p>
          </table:table-cell>
          <table:table-cell table:style-name="ce29" table:formula="of:=-[.$A37]*[.E$36]" office:value-type="float" office:value="-1.99">
            <text:p>-1,9900</text:p>
          </table:table-cell>
          <table:table-cell table:style-name="ce29" table:formula="of:=-[.$A37]*[.F$36]" office:value-type="float" office:value="-2.985">
            <text:p>-2,9850</text:p>
          </table:table-cell>
          <table:table-cell table:style-name="ce29" table:formula="of:=-[.$A37]*[.G$36]" office:value-type="float" office:value="-3.98">
            <text:p>-3,9800</text:p>
          </table:table-cell>
          <table:table-cell table:style-name="ce29" table:formula="of:=-[.$A37]*[.H$36]" office:value-type="float" office:value="-5.97">
            <text:p>-5,9700</text:p>
          </table:table-cell>
          <table:table-cell table:style-name="ce29" table:formula="of:=-[.$A37]*[.I$36]" office:value-type="float" office:value="-7.96">
            <text:p>-7,9600</text:p>
          </table:table-cell>
          <table:table-cell table:style-name="ce29" table:formula="of:=-[.$A37]*[.J$36]" office:value-type="float" office:value="-11.94">
            <text:p>-11,9400</text:p>
          </table:table-cell>
          <table:table-cell table:number-columns-repeated="6"/>
        </table:table-row>
        <table:table-row table:style-name="ro1">
          <table:table-cell table:style-name="ce27" table:formula="of:=2-[.$A19]/([.$B$2])" office:value-type="float" office:value="1.8">
            <text:p>1,8</text:p>
          </table:table-cell>
          <table:table-cell table:style-name="ce29" table:formula="of:=-[.$A38]*[.B$36]" office:value-type="float" office:value="-1.8">
            <text:p>-1,8000</text:p>
          </table:table-cell>
          <table:table-cell table:style-name="ce29" table:formula="of:=-[.$A38]*[.C$36]" office:value-type="float" office:value="-1.8">
            <text:p>-1,8000</text:p>
          </table:table-cell>
          <table:table-cell table:style-name="ce29" table:formula="of:=-[.$A38]*[.D$36]" office:value-type="float" office:value="-1.8">
            <text:p>-1,8000</text:p>
          </table:table-cell>
          <table:table-cell table:style-name="ce29" table:formula="of:=-[.$A38]*[.E$36]" office:value-type="float" office:value="-1.8">
            <text:p>-1,8000</text:p>
          </table:table-cell>
          <table:table-cell table:style-name="ce29" table:formula="of:=-[.$A38]*[.F$36]" office:value-type="float" office:value="-2.7">
            <text:p>-2,7000</text:p>
          </table:table-cell>
          <table:table-cell table:style-name="ce29" table:formula="of:=-[.$A38]*[.G$36]" office:value-type="float" office:value="-3.6">
            <text:p>-3,6000</text:p>
          </table:table-cell>
          <table:table-cell table:style-name="ce29" table:formula="of:=-[.$A38]*[.H$36]" office:value-type="float" office:value="-5.4">
            <text:p>-5,4000</text:p>
          </table:table-cell>
          <table:table-cell table:style-name="ce29" table:formula="of:=-[.$A38]*[.I$36]" office:value-type="float" office:value="-7.2">
            <text:p>-7,2000</text:p>
          </table:table-cell>
          <table:table-cell table:style-name="ce29" table:formula="of:=-[.$A38]*[.J$36]" office:value-type="float" office:value="-10.8">
            <text:p>-10,8000</text:p>
          </table:table-cell>
          <table:table-cell table:number-columns-repeated="6"/>
        </table:table-row>
        <table:table-row table:style-name="ro1">
          <table:table-cell table:style-name="ce27" table:formula="of:=2-[.$A20]/([.$B$2])" office:value-type="float" office:value="1.6">
            <text:p>1,6</text:p>
          </table:table-cell>
          <table:table-cell table:style-name="ce29" table:formula="of:=-[.$A39]*[.B$36]" office:value-type="float" office:value="-1.6">
            <text:p>-1,6000</text:p>
          </table:table-cell>
          <table:table-cell table:style-name="ce29" table:formula="of:=-[.$A39]*[.C$36]" office:value-type="float" office:value="-1.6">
            <text:p>-1,6000</text:p>
          </table:table-cell>
          <table:table-cell table:style-name="ce29" table:formula="of:=-[.$A39]*[.D$36]" office:value-type="float" office:value="-1.6">
            <text:p>-1,6000</text:p>
          </table:table-cell>
          <table:table-cell table:style-name="ce29" table:formula="of:=-[.$A39]*[.E$36]" office:value-type="float" office:value="-1.6">
            <text:p>-1,6000</text:p>
          </table:table-cell>
          <table:table-cell table:style-name="ce29" table:formula="of:=-[.$A39]*[.F$36]" office:value-type="float" office:value="-2.4">
            <text:p>-2,4000</text:p>
          </table:table-cell>
          <table:table-cell table:style-name="ce29" table:formula="of:=-[.$A39]*[.G$36]" office:value-type="float" office:value="-3.2">
            <text:p>-3,2000</text:p>
          </table:table-cell>
          <table:table-cell table:style-name="ce29" table:formula="of:=-[.$A39]*[.H$36]" office:value-type="float" office:value="-4.8">
            <text:p>-4,8000</text:p>
          </table:table-cell>
          <table:table-cell table:style-name="ce29" table:formula="of:=-[.$A39]*[.I$36]" office:value-type="float" office:value="-6.4">
            <text:p>-6,4000</text:p>
          </table:table-cell>
          <table:table-cell table:style-name="ce29" table:formula="of:=-[.$A39]*[.J$36]" office:value-type="float" office:value="-9.6">
            <text:p>-9,6000</text:p>
          </table:table-cell>
          <table:table-cell table:number-columns-repeated="6"/>
        </table:table-row>
        <table:table-row table:style-name="ro1">
          <table:table-cell table:style-name="ce27" table:formula="of:=2-[.$A21]/([.$B$2])" office:value-type="float" office:value="1.4">
            <text:p>1,4</text:p>
          </table:table-cell>
          <table:table-cell table:style-name="ce29" table:formula="of:=-[.$A40]*[.B$36]" office:value-type="float" office:value="-1.4">
            <text:p>-1,4000</text:p>
          </table:table-cell>
          <table:table-cell table:style-name="ce29" table:formula="of:=-[.$A40]*[.C$36]" office:value-type="float" office:value="-1.4">
            <text:p>-1,4000</text:p>
          </table:table-cell>
          <table:table-cell table:style-name="ce29" table:formula="of:=-[.$A40]*[.D$36]" office:value-type="float" office:value="-1.4">
            <text:p>-1,4000</text:p>
          </table:table-cell>
          <table:table-cell table:style-name="ce29" table:formula="of:=-[.$A40]*[.E$36]" office:value-type="float" office:value="-1.4">
            <text:p>-1,4000</text:p>
          </table:table-cell>
          <table:table-cell table:style-name="ce29" table:formula="of:=-[.$A40]*[.F$36]" office:value-type="float" office:value="-2.1">
            <text:p>-2,1000</text:p>
          </table:table-cell>
          <table:table-cell table:style-name="ce29" table:formula="of:=-[.$A40]*[.G$36]" office:value-type="float" office:value="-2.8">
            <text:p>-2,8000</text:p>
          </table:table-cell>
          <table:table-cell table:style-name="ce29" table:formula="of:=-[.$A40]*[.H$36]" office:value-type="float" office:value="-4.2">
            <text:p>-4,2000</text:p>
          </table:table-cell>
          <table:table-cell table:style-name="ce29" table:formula="of:=-[.$A40]*[.I$36]" office:value-type="float" office:value="-5.6">
            <text:p>-5,6000</text:p>
          </table:table-cell>
          <table:table-cell table:style-name="ce29" table:formula="of:=-[.$A40]*[.J$36]" office:value-type="float" office:value="-8.4">
            <text:p>-8,4000</text:p>
          </table:table-cell>
          <table:table-cell table:number-columns-repeated="6"/>
        </table:table-row>
        <table:table-row table:style-name="ro1">
          <table:table-cell table:style-name="ce27" table:formula="of:=2-[.$A22]/([.$B$2])" office:value-type="float" office:value="1.2">
            <text:p>1,2</text:p>
          </table:table-cell>
          <table:table-cell table:style-name="ce29" table:formula="of:=-[.$A41]*[.B$36]" office:value-type="float" office:value="-1.2">
            <text:p>-1,2000</text:p>
          </table:table-cell>
          <table:table-cell table:style-name="ce29" table:formula="of:=-[.$A41]*[.C$36]" office:value-type="float" office:value="-1.2">
            <text:p>-1,2000</text:p>
          </table:table-cell>
          <table:table-cell table:style-name="ce29" table:formula="of:=-[.$A41]*[.D$36]" office:value-type="float" office:value="-1.2">
            <text:p>-1,2000</text:p>
          </table:table-cell>
          <table:table-cell table:style-name="ce29" table:formula="of:=-[.$A41]*[.E$36]" office:value-type="float" office:value="-1.2">
            <text:p>-1,2000</text:p>
          </table:table-cell>
          <table:table-cell table:style-name="ce29" table:formula="of:=-[.$A41]*[.F$36]" office:value-type="float" office:value="-1.8">
            <text:p>-1,8000</text:p>
          </table:table-cell>
          <table:table-cell table:style-name="ce29" table:formula="of:=-[.$A41]*[.G$36]" office:value-type="float" office:value="-2.4">
            <text:p>-2,4000</text:p>
          </table:table-cell>
          <table:table-cell table:style-name="ce29" table:formula="of:=-[.$A41]*[.H$36]" office:value-type="float" office:value="-3.6">
            <text:p>-3,6000</text:p>
          </table:table-cell>
          <table:table-cell table:style-name="ce29" table:formula="of:=-[.$A41]*[.I$36]" office:value-type="float" office:value="-4.8">
            <text:p>-4,8000</text:p>
          </table:table-cell>
          <table:table-cell table:style-name="ce29" table:formula="of:=-[.$A41]*[.J$36]" office:value-type="float" office:value="-7.2">
            <text:p>-7,2000</text:p>
          </table:table-cell>
          <table:table-cell table:number-columns-repeated="6"/>
        </table:table-row>
        <table:table-row table:style-name="ro1">
          <table:table-cell table:style-name="ce27" table:formula="of:=2-[.$A23]/([.$B$2])" office:value-type="float" office:value="1">
            <text:p>1</text:p>
          </table:table-cell>
          <table:table-cell table:style-name="ce29" table:formula="of:=-[.$A42]*[.B$36]" office:value-type="float" office:value="-1">
            <text:p>-1,0000</text:p>
          </table:table-cell>
          <table:table-cell table:style-name="ce29" table:formula="of:=-[.$A42]*[.C$36]" office:value-type="float" office:value="-1">
            <text:p>-1,0000</text:p>
          </table:table-cell>
          <table:table-cell table:style-name="ce29" table:formula="of:=-[.$A42]*[.D$36]" office:value-type="float" office:value="-1">
            <text:p>-1,0000</text:p>
          </table:table-cell>
          <table:table-cell table:style-name="ce29" table:formula="of:=-[.$A42]*[.E$36]" office:value-type="float" office:value="-1">
            <text:p>-1,0000</text:p>
          </table:table-cell>
          <table:table-cell table:style-name="ce29" table:formula="of:=-[.$A42]*[.F$36]" office:value-type="float" office:value="-1.5">
            <text:p>-1,5000</text:p>
          </table:table-cell>
          <table:table-cell table:style-name="ce29" table:formula="of:=-[.$A42]*[.G$36]" office:value-type="float" office:value="-2">
            <text:p>-2,0000</text:p>
          </table:table-cell>
          <table:table-cell table:style-name="ce29" table:formula="of:=-[.$A42]*[.H$36]" office:value-type="float" office:value="-3">
            <text:p>-3,0000</text:p>
          </table:table-cell>
          <table:table-cell table:style-name="ce29" table:formula="of:=-[.$A42]*[.I$36]" office:value-type="float" office:value="-4">
            <text:p>-4,0000</text:p>
          </table:table-cell>
          <table:table-cell table:style-name="ce29" table:formula="of:=-[.$A42]*[.J$36]" office:value-type="float" office:value="-6">
            <text:p>-6,0000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27" office:value-type="string">
            <text:p>-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1-v/(v_max)</text:p>
          </table:table-cell>
          <table:table-cell table:style-name="ce2" table:formula="of:=IF([.B$17]&lt;[.$B$1];0;[.B$17]/[.$B$1])" office:value-type="float" office:value="0">
            <text:p>0</text:p>
          </table:table-cell>
          <table:table-cell table:style-name="ce2" table:formula="of:=IF([.C$17]&lt;[.$B$1];0;[.C$17]/[.$B$1])" office:value-type="float" office:value="0">
            <text:p>0</text:p>
          </table:table-cell>
          <table:table-cell table:style-name="ce2" table:formula="of:=IF([.D$17]&lt;[.$B$1];0;[.D$17]/[.$B$1])" office:value-type="float" office:value="0">
            <text:p>0</text:p>
          </table:table-cell>
          <table:table-cell table:style-name="ce2" table:formula="of:=IF([.E$17]&lt;[.$B$1];0;[.E$17]/[.$B$1])" office:value-type="float" office:value="1">
            <text:p>1</text:p>
          </table:table-cell>
          <table:table-cell table:style-name="ce2" table:formula="of:=IF([.F$17]&lt;[.$B$1];0;[.F$17]/[.$B$1])" office:value-type="float" office:value="1.5">
            <text:p>1,5</text:p>
          </table:table-cell>
          <table:table-cell table:style-name="ce2" table:formula="of:=IF([.G$17]&lt;[.$B$1];0;[.G$17]/[.$B$1])" office:value-type="float" office:value="2">
            <text:p>2</text:p>
          </table:table-cell>
          <table:table-cell table:style-name="ce2" table:formula="of:=IF([.H$17]&lt;[.$B$1];0;[.H$17]/[.$B$1])" office:value-type="float" office:value="3">
            <text:p>3</text:p>
          </table:table-cell>
          <table:table-cell table:style-name="ce2" table:formula="of:=IF([.I$17]&lt;[.$B$1];0;[.I$17]/[.$B$1])" office:value-type="float" office:value="4">
            <text:p>4</text:p>
          </table:table-cell>
          <table:table-cell table:style-name="ce2" table:formula="of:=IF([.J$17]&lt;[.$B$1];0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1-[.$A18]/[.$B$2]" office:value-type="float" office:value="0.99">
            <text:p>0,99</text:p>
          </table:table-cell>
          <table:table-cell table:style-name="ce29" table:formula="of:=-[.$A46]-[.B$45]" office:value-type="float" office:value="-0.99">
            <text:p>-0,9900</text:p>
          </table:table-cell>
          <table:table-cell table:style-name="ce29" table:formula="of:=-[.$A46]-[.C$45]" office:value-type="float" office:value="-0.99">
            <text:p>-0,9900</text:p>
          </table:table-cell>
          <table:table-cell table:style-name="ce29" table:formula="of:=-[.$A46]-[.D$45]" office:value-type="float" office:value="-0.99">
            <text:p>-0,9900</text:p>
          </table:table-cell>
          <table:table-cell table:style-name="ce29" table:formula="of:=-[.$A46]-[.E$45]" office:value-type="float" office:value="-1.99">
            <text:p>-1,9900</text:p>
          </table:table-cell>
          <table:table-cell table:style-name="ce29" table:formula="of:=-[.$A46]-[.F$45]" office:value-type="float" office:value="-2.49">
            <text:p>-2,4900</text:p>
          </table:table-cell>
          <table:table-cell table:style-name="ce29" table:formula="of:=-[.$A46]-[.G$45]" office:value-type="float" office:value="-2.99">
            <text:p>-2,9900</text:p>
          </table:table-cell>
          <table:table-cell table:style-name="ce29" table:formula="of:=-[.$A46]-[.H$45]" office:value-type="float" office:value="-3.99">
            <text:p>-3,9900</text:p>
          </table:table-cell>
          <table:table-cell table:style-name="ce29" table:formula="of:=-[.$A46]-[.I$45]" office:value-type="float" office:value="-4.99">
            <text:p>-4,9900</text:p>
          </table:table-cell>
          <table:table-cell table:style-name="ce29" table:formula="of:=-[.$A46]-[.J$45]" office:value-type="float" office:value="-6.99">
            <text:p>-6,9900</text:p>
          </table:table-cell>
          <table:table-cell table:number-columns-repeated="6"/>
        </table:table-row>
        <table:table-row table:style-name="ro1">
          <table:table-cell table:style-name="ce27" table:formula="of:=1-[.$A19]/[.$B$2]" office:value-type="float" office:value="0.8">
            <text:p>0,8</text:p>
          </table:table-cell>
          <table:table-cell table:style-name="ce29" table:formula="of:=-[.$A47]-[.B$45]" office:value-type="float" office:value="-0.8">
            <text:p>-0,8000</text:p>
          </table:table-cell>
          <table:table-cell table:style-name="ce29" table:formula="of:=-[.$A47]-[.C$45]" office:value-type="float" office:value="-0.8">
            <text:p>-0,8000</text:p>
          </table:table-cell>
          <table:table-cell table:style-name="ce29" table:formula="of:=-[.$A47]-[.D$45]" office:value-type="float" office:value="-0.8">
            <text:p>-0,8000</text:p>
          </table:table-cell>
          <table:table-cell table:style-name="ce29" table:formula="of:=-[.$A47]-[.E$45]" office:value-type="float" office:value="-1.8">
            <text:p>-1,8000</text:p>
          </table:table-cell>
          <table:table-cell table:style-name="ce29" table:formula="of:=-[.$A47]-[.F$45]" office:value-type="float" office:value="-2.3">
            <text:p>-2,3000</text:p>
          </table:table-cell>
          <table:table-cell table:style-name="ce29" table:formula="of:=-[.$A47]-[.G$45]" office:value-type="float" office:value="-2.8">
            <text:p>-2,8000</text:p>
          </table:table-cell>
          <table:table-cell table:style-name="ce29" table:formula="of:=-[.$A47]-[.H$45]" office:value-type="float" office:value="-3.8">
            <text:p>-3,8000</text:p>
          </table:table-cell>
          <table:table-cell table:style-name="ce29" table:formula="of:=-[.$A47]-[.I$45]" office:value-type="float" office:value="-4.8">
            <text:p>-4,8000</text:p>
          </table:table-cell>
          <table:table-cell table:style-name="ce29" table:formula="of:=-[.$A47]-[.J$45]" office:value-type="float" office:value="-6.8">
            <text:p>-6,8000</text:p>
          </table:table-cell>
          <table:table-cell table:number-columns-repeated="6"/>
        </table:table-row>
        <table:table-row table:style-name="ro1">
          <table:table-cell table:style-name="ce27" table:formula="of:=1-[.$A20]/[.$B$2]" office:value-type="float" office:value="0.6">
            <text:p>0,6</text:p>
          </table:table-cell>
          <table:table-cell table:style-name="ce29" table:formula="of:=-[.$A48]-[.B$45]" office:value-type="float" office:value="-0.6">
            <text:p>-0,6000</text:p>
          </table:table-cell>
          <table:table-cell table:style-name="ce29" table:formula="of:=-[.$A48]-[.C$45]" office:value-type="float" office:value="-0.6">
            <text:p>-0,6000</text:p>
          </table:table-cell>
          <table:table-cell table:style-name="ce29" table:formula="of:=-[.$A48]-[.D$45]" office:value-type="float" office:value="-0.6">
            <text:p>-0,6000</text:p>
          </table:table-cell>
          <table:table-cell table:style-name="ce29" table:formula="of:=-[.$A48]-[.E$45]" office:value-type="float" office:value="-1.6">
            <text:p>-1,6000</text:p>
          </table:table-cell>
          <table:table-cell table:style-name="ce29" table:formula="of:=-[.$A48]-[.F$45]" office:value-type="float" office:value="-2.1">
            <text:p>-2,1000</text:p>
          </table:table-cell>
          <table:table-cell table:style-name="ce29" table:formula="of:=-[.$A48]-[.G$45]" office:value-type="float" office:value="-2.6">
            <text:p>-2,6000</text:p>
          </table:table-cell>
          <table:table-cell table:style-name="ce29" table:formula="of:=-[.$A48]-[.H$45]" office:value-type="float" office:value="-3.6">
            <text:p>-3,6000</text:p>
          </table:table-cell>
          <table:table-cell table:style-name="ce29" table:formula="of:=-[.$A48]-[.I$45]" office:value-type="float" office:value="-4.6">
            <text:p>-4,6000</text:p>
          </table:table-cell>
          <table:table-cell table:style-name="ce29" table:formula="of:=-[.$A48]-[.J$45]" office:value-type="float" office:value="-6.6">
            <text:p>-6,6000</text:p>
          </table:table-cell>
          <table:table-cell table:number-columns-repeated="6"/>
        </table:table-row>
        <table:table-row table:style-name="ro1">
          <table:table-cell table:style-name="ce27" table:formula="of:=1-[.$A21]/[.$B$2]" office:value-type="float" office:value="0.4">
            <text:p>0,4</text:p>
          </table:table-cell>
          <table:table-cell table:style-name="ce29" table:formula="of:=-[.$A49]-[.B$45]" office:value-type="float" office:value="-0.4">
            <text:p>-0,4000</text:p>
          </table:table-cell>
          <table:table-cell table:style-name="ce29" table:formula="of:=-[.$A49]-[.C$45]" office:value-type="float" office:value="-0.4">
            <text:p>-0,4000</text:p>
          </table:table-cell>
          <table:table-cell table:style-name="ce29" table:formula="of:=-[.$A49]-[.D$45]" office:value-type="float" office:value="-0.4">
            <text:p>-0,4000</text:p>
          </table:table-cell>
          <table:table-cell table:style-name="ce29" table:formula="of:=-[.$A49]-[.E$45]" office:value-type="float" office:value="-1.4">
            <text:p>-1,4000</text:p>
          </table:table-cell>
          <table:table-cell table:style-name="ce29" table:formula="of:=-[.$A49]-[.F$45]" office:value-type="float" office:value="-1.9">
            <text:p>-1,9000</text:p>
          </table:table-cell>
          <table:table-cell table:style-name="ce29" table:formula="of:=-[.$A49]-[.G$45]" office:value-type="float" office:value="-2.4">
            <text:p>-2,4000</text:p>
          </table:table-cell>
          <table:table-cell table:style-name="ce29" table:formula="of:=-[.$A49]-[.H$45]" office:value-type="float" office:value="-3.4">
            <text:p>-3,4000</text:p>
          </table:table-cell>
          <table:table-cell table:style-name="ce29" table:formula="of:=-[.$A49]-[.I$45]" office:value-type="float" office:value="-4.4">
            <text:p>-4,4000</text:p>
          </table:table-cell>
          <table:table-cell table:style-name="ce29" table:formula="of:=-[.$A49]-[.J$45]" office:value-type="float" office:value="-6.4">
            <text:p>-6,4000</text:p>
          </table:table-cell>
          <table:table-cell table:number-columns-repeated="6"/>
        </table:table-row>
        <table:table-row table:style-name="ro1">
          <table:table-cell table:style-name="ce27" table:formula="of:=1-[.$A22]/[.$B$2]" office:value-type="float" office:value="0.2">
            <text:p>0,2</text:p>
          </table:table-cell>
          <table:table-cell table:style-name="ce29" table:formula="of:=-[.$A50]-[.B$45]" office:value-type="float" office:value="-0.2">
            <text:p>-0,2000</text:p>
          </table:table-cell>
          <table:table-cell table:style-name="ce29" table:formula="of:=-[.$A50]-[.C$45]" office:value-type="float" office:value="-0.2">
            <text:p>-0,2000</text:p>
          </table:table-cell>
          <table:table-cell table:style-name="ce29" table:formula="of:=-[.$A50]-[.D$45]" office:value-type="float" office:value="-0.2">
            <text:p>-0,2000</text:p>
          </table:table-cell>
          <table:table-cell table:style-name="ce29" table:formula="of:=-[.$A50]-[.E$45]" office:value-type="float" office:value="-1.2">
            <text:p>-1,2000</text:p>
          </table:table-cell>
          <table:table-cell table:style-name="ce29" table:formula="of:=-[.$A50]-[.F$45]" office:value-type="float" office:value="-1.7">
            <text:p>-1,7000</text:p>
          </table:table-cell>
          <table:table-cell table:style-name="ce29" table:formula="of:=-[.$A50]-[.G$45]" office:value-type="float" office:value="-2.2">
            <text:p>-2,2000</text:p>
          </table:table-cell>
          <table:table-cell table:style-name="ce29" table:formula="of:=-[.$A50]-[.H$45]" office:value-type="float" office:value="-3.2">
            <text:p>-3,2000</text:p>
          </table:table-cell>
          <table:table-cell table:style-name="ce29" table:formula="of:=-[.$A50]-[.I$45]" office:value-type="float" office:value="-4.2">
            <text:p>-4,2000</text:p>
          </table:table-cell>
          <table:table-cell table:style-name="ce29" table:formula="of:=-[.$A50]-[.J$45]" office:value-type="float" office:value="-6.2">
            <text:p>-6,2000</text:p>
          </table:table-cell>
          <table:table-cell table:number-columns-repeated="6"/>
        </table:table-row>
        <table:table-row table:style-name="ro1">
          <table:table-cell table:style-name="ce27" table:formula="of:=1-[.$A23]/[.$B$2]" office:value-type="float" office:value="0">
            <text:p>0</text:p>
          </table:table-cell>
          <table:table-cell table:style-name="ce29" table:formula="of:=-[.$A51]-[.B$45]" office:value-type="float" office:value="-0">
            <text:p>0,0000</text:p>
          </table:table-cell>
          <table:table-cell table:style-name="ce29" table:formula="of:=-[.$A51]-[.C$45]" office:value-type="float" office:value="-0">
            <text:p>0,0000</text:p>
          </table:table-cell>
          <table:table-cell table:style-name="ce29" table:formula="of:=-[.$A51]-[.D$45]" office:value-type="float" office:value="-0">
            <text:p>0,0000</text:p>
          </table:table-cell>
          <table:table-cell table:style-name="ce29" table:formula="of:=-[.$A51]-[.E$45]" office:value-type="float" office:value="-1">
            <text:p>-1,0000</text:p>
          </table:table-cell>
          <table:table-cell table:style-name="ce29" table:formula="of:=-[.$A51]-[.F$45]" office:value-type="float" office:value="-1.5">
            <text:p>-1,5000</text:p>
          </table:table-cell>
          <table:table-cell table:style-name="ce29" table:formula="of:=-[.$A51]-[.G$45]" office:value-type="float" office:value="-2">
            <text:p>-2,0000</text:p>
          </table:table-cell>
          <table:table-cell table:style-name="ce29" table:formula="of:=-[.$A51]-[.H$45]" office:value-type="float" office:value="-3">
            <text:p>-3,0000</text:p>
          </table:table-cell>
          <table:table-cell table:style-name="ce29" table:formula="of:=-[.$A51]-[.I$45]" office:value-type="float" office:value="-4">
            <text:p>-4,0000</text:p>
          </table:table-cell>
          <table:table-cell table:style-name="ce29" table:formula="of:=-[.$A51]-[.J$45]" office:value-type="float" office:value="-6">
            <text:p>-6,0000</text:p>
          </table:table-cell>
          <table:table-cell table:number-columns-repeated="6"/>
        </table:table-row>
      </table:table>
      <table:table table:name="Sheet3" table:style-name="ta1">
        <table:table-column table:style-name="co14" table:default-cell-style-name="ce32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31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3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4" table:default-cell-style-name="ce38"/>
        <table:table-column table:style-name="co6" table:number-columns-repeated="3" table:default-cell-style-name="Default"/>
        <table:table-row table:style-name="ro1">
          <table:table-cell table:style-name="ce18"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</text:p>
          </table:table-cell>
          <table:table-cell table:style-name="ce37" office:value-type="float" office:value="65.7890862870157">
            <text:p>65,79</text:p>
          </table:table-cell>
          <table:table-cell table:style-name="ce37" office:value-type="float" office:value="1919.82032948651">
            <text:p>1919,82</text:p>
          </table:table-cell>
          <table:table-cell table:style-name="ce37" office:value-type="float" office:value="6.49021446484277">
            <text:p>6,49</text:p>
          </table:table-cell>
          <table:table-cell table:style-name="ce37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8.0308097840742">
            <text:p>68,03</text:p>
          </table:table-cell>
          <table:table-cell table:style-name="ce39" office:value-type="float" office:value="1597.92306394199">
            <text:p>1597,92</text:p>
          </table:table-cell>
          <table:table-cell table:style-name="ce39" office:value-type="float" office:value="6.21448084673966">
            <text:p>6,21</text:p>
          </table:table-cell>
          <table:table-cell table:style-name="ce39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312617366277">
            <text:p>70,93</text:p>
          </table:table-cell>
          <table:table-cell table:style-name="ce39" office:value-type="float" office:value="1423.11280064171">
            <text:p>1423,11</text:p>
          </table:table-cell>
          <table:table-cell table:style-name="ce39" office:value-type="float" office:value="6.56824599059186">
            <text:p>6,57</text:p>
          </table:table-cell>
          <table:table-cell table:style-name="ce39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</text:p>
          </table:table-cell>
          <table:table-cell table:style-name="ce37" office:value-type="float" office:value="68.099231585166">
            <text:p>68,10</text:p>
          </table:table-cell>
          <table:table-cell table:style-name="ce37" office:value-type="float" office:value="1712.45984862955">
            <text:p>1712,46</text:p>
          </table:table-cell>
          <table:table-cell table:style-name="ce37" office:value-type="float" office:value="7.442939944585">
            <text:p>7,44</text:p>
          </table:table-cell>
          <table:table-cell table:style-name="ce37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6.532405762898">
            <text:p>66,53</text:p>
          </table:table-cell>
          <table:table-cell table:style-name="ce39" office:value-type="float" office:value="1600.87985843684">
            <text:p>1600,88</text:p>
          </table:table-cell>
          <table:table-cell table:style-name="ce39" office:value-type="float" office:value="6.81120926371273">
            <text:p>6,81</text:p>
          </table:table-cell>
          <table:table-cell table:style-name="ce39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168845994482">
            <text:p>65,42</text:p>
          </table:table-cell>
          <table:table-cell table:style-name="ce39" office:value-type="float" office:value="1927.06753343592">
            <text:p>1927,07</text:p>
          </table:table-cell>
          <table:table-cell table:style-name="ce39" office:value-type="float" office:value="6.37531470294688">
            <text:p>6,38</text:p>
          </table:table-cell>
          <table:table-cell table:style-name="ce39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 – fitness BTD</text:p>
          </table:table-cell>
          <table:table-cell table:style-name="ce37" office:value-type="float" office:value="69.4616085776953">
            <text:p>69,46</text:p>
          </table:table-cell>
          <table:table-cell table:style-name="ce37" office:value-type="float" office:value="3145.22129007859">
            <text:p>3145,22</text:p>
          </table:table-cell>
          <table:table-cell table:style-name="ce37" office:value-type="float" office:value="7.8151001512474">
            <text:p>7,82</text:p>
          </table:table-cell>
          <table:table-cell table:style-name="ce37" office:value-type="float" office:value="0.672335377313384">
            <text:p>0,67</text:p>
          </table:table-cell>
          <table:table-cell table:style-name="ce7" office:value-type="string">
            <text:p>Mean</text:p>
          </table:table-cell>
          <table:table-cell table:style-name="ce10" table:formula="of:=[.B18]/[.D18]" office:value-type="float" office:value="8.88812775695629">
            <text:p>8,8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5791594479271">
            <text:p>74,58</text:p>
          </table:table-cell>
          <table:table-cell office:value-type="float" office:value="2583.70546937198">
            <text:p>2583,71</text:p>
          </table:table-cell>
          <table:table-cell office:value-type="float" office:value="6.97251973439344">
            <text:p>6,97</text:p>
          </table:table-cell>
          <table:table-cell office:value-type="float" office:value="0.711393839784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5622312996286">
            <text:p>65,56</text:p>
          </table:table-cell>
          <table:table-cell office:value-type="float" office:value="4440.54524348668">
            <text:p>4440,55</text:p>
          </table:table-cell>
          <table:table-cell office:value-type="float" office:value="9.45532178895146">
            <text:p>9,46</text:p>
          </table:table-cell>
          <table:table-cell office:value-type="float" office:value="0.609288956461169">
            <text:p>0,61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4.5791594479271">
            <text:p>74,58</text:p>
          </table:table-cell>
          <table:table-cell table:style-name="ce39" office:value-type="float" office:value="2583.70546937198">
            <text:p>2583,71</text:p>
          </table:table-cell>
          <table:table-cell table:style-name="ce39" office:value-type="float" office:value="8.08107691652945">
            <text:p>8,08</text:p>
          </table:table-cell>
          <table:table-cell table:style-name="ce39" office:value-type="float" office:value="0.711393839784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21]/[.D21]" office:value-type="float" office:value="9.22886395195411">
            <text:p>9,23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 Fitness BTD</text:p>
          </table:table-cell>
          <table:table-cell office:value-type="float" office:value="64.7895563269489">
            <text:p>64,79</text:p>
          </table:table-cell>
          <table:table-cell office:value-type="float" office:value="2984.14254739456">
            <text:p>2984,14</text:p>
          </table:table-cell>
          <table:table-cell office:value-type="float" office:value="7.06031562943752">
            <text:p>7,06</text:p>
          </table:table-cell>
          <table:table-cell office:value-type="float" office:value="0.613833670553503">
            <text:p>0,61</text:p>
          </table:table-cell>
          <table:table-cell table:style-name="ce7" office:value-type="string">
            <text:p>Mean</text:p>
          </table:table-cell>
          <table:table-cell table:style-name="ce13" table:formula="of:=[.B22]/[.D22]" office:value-type="float" office:value="9.17658072633653">
            <text:p>9,18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7.3387440721629">
            <text:p>67,34</text:p>
          </table:table-cell>
          <table:table-cell office:value-type="float" office:value="2277.3121590772">
            <text:p>2277,31</text:p>
          </table:table-cell>
          <table:table-cell office:value-type="float" office:value="6.27943848155218">
            <text:p>6,28</text:p>
          </table:table-cell>
          <table:table-cell office:value-type="float" office:value="0.699958773158926">
            <text:p>0,7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2.4836528915984">
            <text:p>62,48</text:p>
          </table:table-cell>
          <table:table-cell office:value-type="float" office:value="3858.25138759616">
            <text:p>3858,25</text:p>
          </table:table-cell>
          <table:table-cell office:value-type="float" office:value="8.44780489896516">
            <text:p>8,45</text:p>
          </table:table-cell>
          <table:table-cell office:value-type="float" office:value="0.504530429068754">
            <text:p>0,5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7.3387440721629">
            <text:p>67,34</text:p>
          </table:table-cell>
          <table:table-cell table:style-name="ce39" office:value-type="float" office:value="2277.3121590772">
            <text:p>2277,31</text:p>
          </table:table-cell>
          <table:table-cell table:style-name="ce39" office:value-type="float" office:value="6.58987526562714">
            <text:p>6,59</text:p>
          </table:table-cell>
          <table:table-cell table:style-name="ce39" office:value-type="float" office:value="0.699958773158926">
            <text:p>0,70</text:p>
          </table:table-cell>
          <table:table-cell table:style-name="ce8" office:value-type="string">
            <text:p>Best(bestR)</text:p>
          </table:table-cell>
          <table:table-cell table:style-name="ce12" table:formula="of:=[.B25]/[.D25]" office:value-type="float" office:value="10.2185157317624">
            <text:p>10,22</text:p>
          </table:table-cell>
          <table:table-cell/>
        </table:table-row>
        <table:table-row table:style-name="ro1">
          <table:table-cell table:style-name="ce34" office:value-type="string" table:number-columns-spanned="1" table:number-rows-spanned="4">
            <text:p>Angulos discretizados{-45 -10 0 10 5}</text:p>
          </table:table-cell>
          <table:table-cell table:style-name="ce40" office:value-type="float" office:value="65.4276556305029">
            <text:p>65,43</text:p>
          </table:table-cell>
          <table:table-cell table:style-name="ce40" office:value-type="float" office:value="3192.38142596882">
            <text:p>3192,38</text:p>
          </table:table-cell>
          <table:table-cell table:style-name="ce40" office:value-type="float" office:value="6.74741991424541">
            <text:p>6,75</text:p>
          </table:table-cell>
          <table:table-cell table:style-name="ce40" office:value-type="float" office:value="0.59129959584986">
            <text:p>0,59</text:p>
          </table:table-cell>
          <table:table-cell table:style-name="ce43" office:value-type="string">
            <text:p>Mean</text:p>
          </table:table-cell>
          <table:table-cell table:style-name="ce46" table:formula="of:=[.B26]/[.D26]" office:value-type="float" office:value="9.69669243385454">
            <text:p>9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5"/>
          <table:table-cell table:style-name="ce40" office:value-type="float" office:value="69.4283402399391">
            <text:p>69,43</text:p>
          </table:table-cell>
          <table:table-cell table:style-name="ce40" office:value-type="float" office:value="1968.7528984971">
            <text:p>1968,75</text:p>
          </table:table-cell>
          <table:table-cell table:style-name="ce40" office:value-type="float" office:value="6.28071577499886">
            <text:p>6,28</text:p>
          </table:table-cell>
          <table:table-cell table:style-name="ce40" office:value-type="float" office:value="0.708836901148082">
            <text:p>0,71</text:p>
          </table:table-cell>
          <table:table-cell table:style-name="ce44" office:value-type="string">
            <text:p>Best</text:p>
          </table:table-cell>
          <table:table-cell table:style-name="ce47"/>
          <table:table-cell/>
        </table:table-row>
        <table:table-row table:style-name="ro1">
          <table:covered-table-cell table:style-name="ce35"/>
          <table:table-cell table:style-name="ce40" office:value-type="float" office:value="59.3347478194807">
            <text:p>59,33</text:p>
          </table:table-cell>
          <table:table-cell table:style-name="ce40" office:value-type="float" office:value="4270.98783008647">
            <text:p>4270,99</text:p>
          </table:table-cell>
          <table:table-cell table:style-name="ce40" office:value-type="float" office:value="7.15628778414119">
            <text:p>7,16</text:p>
          </table:table-cell>
          <table:table-cell table:style-name="ce40" office:value-type="float" office:value="0.409863582721525">
            <text:p>0,41</text:p>
          </table:table-cell>
          <table:table-cell table:style-name="ce44" office:value-type="string">
            <text:p>Worst</text:p>
          </table:table-cell>
          <table:table-cell table:style-name="ce47"/>
          <table:table-cell/>
        </table:table-row>
        <table:table-row table:style-name="ro1">
          <table:covered-table-cell table:style-name="ce36"/>
          <table:table-cell table:style-name="ce41" office:value-type="float" office:value="69.4283402399391">
            <text:p>69,43</text:p>
          </table:table-cell>
          <table:table-cell table:style-name="ce41" office:value-type="float" office:value="1968.7528984971">
            <text:p>1968,75</text:p>
          </table:table-cell>
          <table:table-cell table:style-name="ce41" office:value-type="float" office:value="6.70974817222457">
            <text:p>6,71</text:p>
          </table:table-cell>
          <table:table-cell table:style-name="ce41" office:value-type="float" office:value="0.708836901148082">
            <text:p>0,71</text:p>
          </table:table-cell>
          <table:table-cell table:style-name="ce45" office:value-type="string">
            <text:p>Best(bestR)</text:p>
          </table:table-cell>
          <table:table-cell table:style-name="ce22" table:formula="of:=[.B29]/[.D29]" office:value-type="float" office:value="10.3473839044127">
            <text:p>10,3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reedy con inicializacion optimista</text:p>
          </table:table-cell>
          <table:table-cell office:value-type="float" office:value="63.3021757008836">
            <text:p>63,30</text:p>
          </table:table-cell>
          <table:table-cell office:value-type="float" office:value="4816.9569063518">
            <text:p>4816,96</text:p>
          </table:table-cell>
          <table:table-cell office:value-type="float" office:value="7.00556162702668">
            <text:p>7,01</text:p>
          </table:table-cell>
          <table:table-cell office:value-type="float" office:value="0.615894651940803">
            <text:p>0,62</text:p>
          </table:table-cell>
          <table:table-cell table:style-name="ce7" office:value-type="string">
            <text:p>Mean</text:p>
          </table:table-cell>
          <table:table-cell table:style-name="ce13" table:formula="of:=[.B30]/[.D30]" office:value-type="float" office:value="9.03598870027363">
            <text:p>9,0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4.1886162911532">
            <text:p>64,19</text:p>
          </table:table-cell>
          <table:table-cell table:style-name="ce42" office:value-type="float" office:value="3546.04053180272">
            <text:p>3546,04</text:p>
          </table:table-cell>
          <table:table-cell office:value-type="float" office:value="6.57362718897389">
            <text:p>6,57</text:p>
          </table:table-cell>
          <table:table-cell office:value-type="float" office:value="0.644364806804706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7652977700351">
            <text:p>61,77</text:p>
          </table:table-cell>
          <table:table-cell office:value-type="float" office:value="5957.39717116729">
            <text:p>5957,40</text:p>
          </table:table-cell>
          <table:table-cell office:value-type="float" office:value="7.64975768079706">
            <text:p>7,65</text:p>
          </table:table-cell>
          <table:table-cell office:value-type="float" office:value="0.595168673376844">
            <text:p>0,6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3.6556624633911">
            <text:p>63,66</text:p>
          </table:table-cell>
          <table:table-cell office:value-type="float" office:value="4559.82294981538">
            <text:p>4559,82</text:p>
          </table:table-cell>
          <table:table-cell office:value-type="float" office:value="6.81901462399055">
            <text:p>6,82</text:p>
          </table:table-cell>
          <table:table-cell office:value-type="float" office:value="0.644364806804706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33]/[.D33]" office:value-type="float" office:value="9.33502360288813">
            <text:p>9,3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60:5:60}</text:p>
          </table:table-cell>
          <table:table-cell office:value-type="float" office:value="63.3404593467722">
            <text:p>63,34</text:p>
          </table:table-cell>
          <table:table-cell office:value-type="float" office:value="5667.84360749082">
            <text:p>5667,84</text:p>
          </table:table-cell>
          <table:table-cell office:value-type="float" office:value="7.51778829146778">
            <text:p>7,52</text:p>
          </table:table-cell>
          <table:table-cell office:value-type="float" office:value="0.556139708237372">
            <text:p>0,56</text:p>
          </table:table-cell>
          <table:table-cell table:style-name="ce7" office:value-type="string">
            <text:p>Mean</text:p>
          </table:table-cell>
          <table:table-cell table:style-name="ce13" table:formula="of:=[.B34]/[.D34]" office:value-type="float" office:value="8.42541142301914">
            <text:p>8,43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65.3626690195372">
            <text:p>65,36</text:p>
          </table:table-cell>
          <table:table-cell office:value-type="float" office:value="3462.8621115129">
            <text:p>3462,86</text:p>
          </table:table-cell>
          <table:table-cell office:value-type="float" office:value="7.03460085357546">
            <text:p>7,03</text:p>
          </table:table-cell>
          <table:table-cell office:value-type="float" office:value="0.604511283377417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9665038802731">
            <text:p>61,97</text:p>
          </table:table-cell>
          <table:table-cell office:value-type="float" office:value="8502.96360876522">
            <text:p>8502,96</text:p>
          </table:table-cell>
          <table:table-cell office:value-type="float" office:value="8.08104946799655">
            <text:p>8,08</text:p>
          </table:table-cell>
          <table:table-cell office:value-type="float" office:value="0.516059391134582">
            <text:p>0,52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626690195372">
            <text:p>65,36</text:p>
          </table:table-cell>
          <table:table-cell table:style-name="ce39" office:value-type="float" office:value="3462.8621115129">
            <text:p>3462,86</text:p>
          </table:table-cell>
          <table:table-cell table:style-name="ce39" office:value-type="float" office:value="7.03460085357546">
            <text:p>7,03</text:p>
          </table:table-cell>
          <table:table-cell table:style-name="ce39" office:value-type="float" office:value="0.604511283377417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37]/[.D37]" office:value-type="float" office:value="9.29159598107339">
            <text:p>9,29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45 -20 -10 -5 0 5 10 20 45}</text:p>
          </table:table-cell>
          <table:table-cell office:value-type="float" office:value="63.7692716265828">
            <text:p>63,77</text:p>
          </table:table-cell>
          <table:table-cell office:value-type="float" office:value="5459.27803088136">
            <text:p>5459,28</text:p>
          </table:table-cell>
          <table:table-cell office:value-type="float" office:value="7.09953160617193">
            <text:p>7,10</text:p>
          </table:table-cell>
          <table:table-cell office:value-type="float" office:value="0.604124090558442">
            <text:p>0,60</text:p>
          </table:table-cell>
          <table:table-cell table:style-name="ce7" office:value-type="string">
            <text:p>Mean</text:p>
          </table:table-cell>
          <table:table-cell table:style-name="ce13" table:formula="of:=[.B38]/[.D38]" office:value-type="float" office:value="8.98218011610025">
            <text:p>8,98</text:p>
          </table:table-cell>
          <table:table-cell office:value-type="string">
            <text:p>Convg, en 40 Episodios</text:p>
          </table:table-cell>
        </table:table-row>
        <table:table-row table:style-name="ro1">
          <table:covered-table-cell table:style-name="ce32"/>
          <table:table-cell office:value-type="float" office:value="66.8248521734572">
            <text:p>66,82</text:p>
          </table:table-cell>
          <table:table-cell office:value-type="float" office:value="3188.36786327822">
            <text:p>3188,37</text:p>
          </table:table-cell>
          <table:table-cell office:value-type="float" office:value="6.56738406543163">
            <text:p>6,57</text:p>
          </table:table-cell>
          <table:table-cell office:value-type="float" office:value="0.639639163021339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0219803835369">
            <text:p>61,02</text:p>
          </table:table-cell>
          <table:table-cell office:value-type="float" office:value="7158.4300624311">
            <text:p>7158,43</text:p>
          </table:table-cell>
          <table:table-cell office:value-type="float" office:value="7.39753577080969">
            <text:p>7,40</text:p>
          </table:table-cell>
          <table:table-cell office:value-type="float" office:value="0.574012458145944">
            <text:p>0,57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4.0840122973954">
            <text:p>64,08</text:p>
          </table:table-cell>
          <table:table-cell table:style-name="ce39" office:value-type="float" office:value="6207.60776036662">
            <text:p>6207,61</text:p>
          </table:table-cell>
          <table:table-cell table:style-name="ce39" office:value-type="float" office:value="7.33499280437402">
            <text:p>7,33</text:p>
          </table:table-cell>
          <table:table-cell table:style-name="ce39" office:value-type="float" office:value="0.639639163021339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41]/[.D41]" office:value-type="float" office:value="8.73675189690448">
            <text:p>8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</text:p>
          </table:table-cell>
          <table:table-cell office:value-type="float" office:value="68.7203898104">
            <text:p>68,72</text:p>
          </table:table-cell>
          <table:table-cell office:value-type="float" office:value="3911.3989555073">
            <text:p>3911,40</text:p>
          </table:table-cell>
          <table:table-cell office:value-type="float" office:value="7.45199954812869">
            <text:p>7,45</text:p>
          </table:table-cell>
          <table:table-cell office:value-type="float" office:value="0.686612413926934">
            <text:p>0,69</text:p>
          </table:table-cell>
          <table:table-cell table:style-name="ce7" office:value-type="string">
            <text:p>Mean</text:p>
          </table:table-cell>
          <table:table-cell table:style-name="ce13" table:formula="of:=[.B42]/[.D42]" office:value-type="float" office:value="9.22173832225429">
            <text:p>9,22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73.8278119830852">
            <text:p>73,83</text:p>
          </table:table-cell>
          <table:table-cell office:value-type="float" office:value="2800.37044686381">
            <text:p>2800,37</text:p>
          </table:table-cell>
          <table:table-cell office:value-type="float" office:value="6.21935800325511">
            <text:p>6,22</text:p>
          </table:table-cell>
          <table:table-cell office:value-type="float" office:value="0.748044812538888">
            <text:p>0,75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3965183141758">
            <text:p>65,40</text:p>
          </table:table-cell>
          <table:table-cell office:value-type="float" office:value="5077.49372453539">
            <text:p>5077,49</text:p>
          </table:table-cell>
          <table:table-cell office:value-type="float" office:value="10.265804444269">
            <text:p>10,27</text:p>
          </table:table-cell>
          <table:table-cell office:value-type="float" office:value="0.585097691288923">
            <text:p>0,59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965183141758">
            <text:p>65,40</text:p>
          </table:table-cell>
          <table:table-cell table:style-name="ce39" office:value-type="float" office:value="4686.04479632193">
            <text:p>4686,04</text:p>
          </table:table-cell>
          <table:table-cell table:style-name="ce39" office:value-type="float" office:value="6.21935800325511">
            <text:p>6,22</text:p>
          </table:table-cell>
          <table:table-cell table:style-name="ce39" office:value-type="float" office:value="0.748044812538888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45]/[.D45]" office:value-type="float" office:value="10.5149950010834">
            <text:p>10,51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25mm</text:p>
          </table:table-cell>
          <table:table-cell office:value-type="float" office:value="61.8035677042534">
            <text:p>61,80</text:p>
          </table:table-cell>
          <table:table-cell office:value-type="float" office:value="27557.7449768518">
            <text:p>27557,74</text:p>
          </table:table-cell>
          <table:table-cell office:value-type="float" office:value="30.6983683813695">
            <text:p>30,70</text:p>
          </table:table-cell>
          <table:table-cell office:value-type="float" office:value="-0.0621821068650916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B46]/[.D46]" office:value-type="float" office:value="2.01325252653367">
            <text:p>2,01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4759834904262">
            <text:p>68,48</text:p>
          </table:table-cell>
          <table:table-cell office:value-type="float" office:value="6741.87444047512">
            <text:p>6741,87</text:p>
          </table:table-cell>
          <table:table-cell office:value-type="float" office:value="9.16740561824052">
            <text:p>9,17</text:p>
          </table:table-cell>
          <table:table-cell office:value-type="float" office:value="0.544150782849251">
            <text:p>0,5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55.3123060759963">
            <text:p>55,31</text:p>
          </table:table-cell>
          <table:table-cell office:value-type="float" office:value="88521.1097560983">
            <text:p>88521,11</text:p>
          </table:table-cell>
          <table:table-cell office:value-type="float" office:value="67.7889079651146">
            <text:p>67,79</text:p>
          </table:table-cell>
          <table:table-cell office:value-type="float" office:value="-1.10450520075934">
            <text:p>-1,1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1.6193014298214">
            <text:p>61,62</text:p>
          </table:table-cell>
          <table:table-cell office:value-type="float" office:value="9876.86787660074">
            <text:p>9876,87</text:p>
          </table:table-cell>
          <table:table-cell office:value-type="float" office:value="9.45034333400256">
            <text:p>9,45</text:p>
          </table:table-cell>
          <table:table-cell office:value-type="float" office:value="0.544150782849251">
            <text:p>0,54</text:p>
          </table:table-cell>
          <table:table-cell table:style-name="ce8" office:value-type="string">
            <text:p>Best(bestR)</text:p>
          </table:table-cell>
          <table:table-cell table:style-name="ce12" table:formula="of:=[.B49]/[.D49]" office:value-type="float" office:value="6.52032410379353">
            <text:p>6,5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300,300}</text:p>
          </table:table-cell>
          <table:table-cell table:style-name="ce37" office:value-type="float" office:value="66.7810207928254">
            <text:p>66,78</text:p>
          </table:table-cell>
          <table:table-cell table:style-name="ce37" office:value-type="float" office:value="3808.42532595915">
            <text:p>3808,43</text:p>
          </table:table-cell>
          <table:table-cell table:style-name="ce37" office:value-type="float" office:value="7.62741833185708">
            <text:p>7,63</text:p>
          </table:table-cell>
          <table:table-cell table:style-name="ce37" office:value-type="float" office:value="0.632427803642337">
            <text:p>0,63</text:p>
          </table:table-cell>
          <table:table-cell table:style-name="ce7" office:value-type="string">
            <text:p>Mean</text:p>
          </table:table-cell>
          <table:table-cell table:style-name="ce10" table:formula="of:=[.B50]/[.D50]" office:value-type="float" office:value="8.75538981701112">
            <text:p>8,76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0397442727525">
            <text:p>68,04</text:p>
          </table:table-cell>
          <table:table-cell office:value-type="float" office:value="2714.6366018989">
            <text:p>2714,64</text:p>
          </table:table-cell>
          <table:table-cell office:value-type="float" office:value="6.73518462922485">
            <text:p>6,74</text:p>
          </table:table-cell>
          <table:table-cell office:value-type="float" office:value="0.7091638657380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741293382195">
            <text:p>65,47</text:p>
          </table:table-cell>
          <table:table-cell office:value-type="float" office:value="4910.06866801205">
            <text:p>4910,07</text:p>
          </table:table-cell>
          <table:table-cell office:value-type="float" office:value="8.76210794611944">
            <text:p>8,76</text:p>
          </table:table-cell>
          <table:table-cell office:value-type="float" office:value="0.453585284918357">
            <text:p>0,4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741293382195">
            <text:p>65,47</text:p>
          </table:table-cell>
          <table:table-cell table:style-name="ce39" office:value-type="float" office:value="3566.36112250188">
            <text:p>3566,36</text:p>
          </table:table-cell>
          <table:table-cell table:style-name="ce39" office:value-type="float" office:value="6.73518462922485">
            <text:p>6,74</text:p>
          </table:table-cell>
          <table:table-cell table:style-name="ce39" office:value-type="float" office:value="0.7091638657380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53]/[.D53]" office:value-type="float" office:value="9.72120779794494">
            <text:p>9,7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200,200}</text:p>
          </table:table-cell>
          <table:table-cell office:value-type="float" office:value="68.1269486894044">
            <text:p>68,13</text:p>
          </table:table-cell>
          <table:table-cell office:value-type="float" office:value="3302.03631373747">
            <text:p>3302,04</text:p>
          </table:table-cell>
          <table:table-cell office:value-type="float" office:value="7.33092061725438">
            <text:p>7,33</text:p>
          </table:table-cell>
          <table:table-cell office:value-type="float" office:value="0.69582133787591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54]/[.D54]" office:value-type="float" office:value="9.29309594883046">
            <text:p>9,29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70.9488220440122">
            <text:p>70,95</text:p>
          </table:table-cell>
          <table:table-cell office:value-type="float" office:value="2807.61102302758">
            <text:p>2807,61</text:p>
          </table:table-cell>
          <table:table-cell office:value-type="float" office:value="6.70541845407181">
            <text:p>6,71</text:p>
          </table:table-cell>
          <table:table-cell office:value-type="float" office:value="0.719058553999234">
            <text:p>0,72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9648885412834">
            <text:p>64,96</text:p>
          </table:table-cell>
          <table:table-cell office:value-type="float" office:value="4172.79205405385">
            <text:p>4172,79</text:p>
          </table:table-cell>
          <table:table-cell office:value-type="float" office:value="7.90046346582709">
            <text:p>7,90</text:p>
          </table:table-cell>
          <table:table-cell office:value-type="float" office:value="0.675152529300657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488220440122">
            <text:p>70,95</text:p>
          </table:table-cell>
          <table:table-cell table:style-name="ce39" office:value-type="float" office:value="4172.79205405385">
            <text:p>4172,79</text:p>
          </table:table-cell>
          <table:table-cell table:style-name="ce39" office:value-type="float" office:value="7.12659024119819">
            <text:p>7,13</text:p>
          </table:table-cell>
          <table:table-cell table:style-name="ce39" office:value-type="float" office:value="0.719058553999234">
            <text:p>0,72</text:p>
          </table:table-cell>
          <table:table-cell table:style-name="ce8" office:value-type="string">
            <text:p>Best(bestR)</text:p>
          </table:table-cell>
          <table:table-cell table:style-name="ce12" table:formula="of:=[.B57]/[.D57]" office:value-type="float" office:value="9.95550742259087">
            <text:p>9,96</text:p>
          </table:table-cell>
          <table:table-cell/>
        </table:table-row>
        <table:table-row table:style-name="ro1" table:number-rows-repeated="3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</table:table>
      <table:table table:name="Sheet5" table:style-name="ta1">
        <table:table-column table:style-name="co6" table:number-columns-repeated="15" table:default-cell-style-name="Default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: ballNoise=0,2</text:p>
          </table:table-cell>
          <table:table-cell table:style-name="ce48" table:number-columns-spanned="1" table:number-rows-spanned="4"/>
          <table:table-cell table:style-name="ce4" office:value-type="float" office:value="70.1428093376316">
            <text:p>70,14</text:p>
          </table:table-cell>
          <table:table-cell table:style-name="ce4" office:value-type="float" office:value="1591.41403425922">
            <text:p>1591,41</text:p>
          </table:table-cell>
          <table:table-cell table:style-name="ce4" office:value-type="float" office:value="6.30518820917656">
            <text:p>6,31</text:p>
          </table:table-cell>
          <table:table-cell table:style-name="ce4" office:value-type="float" office:value="0.801859559727529">
            <text:p>0,80</text:p>
          </table:table-cell>
          <table:table-cell table:style-name="ce55" table:formula="of:=[.F2]" office:value-type="float" office:value="0.801859559727529" table:number-columns-spanned="1" table:number-rows-spanned="4">
            <text:p>0,8019</text:p>
          </table:table-cell>
          <table:table-cell table:style-name="ce60" office:value-type="float" office:value="10" table:number-columns-spanned="1" table:number-rows-spanned="4">
            <text:p>10</text:p>
          </table:table-cell>
          <table:table-cell table:style-name="ce7" office:value-type="string">
            <text:p>Mean</text:p>
          </table:table-cell>
          <table:table-cell table:style-name="ce69" table:formula="of:=[.C2]/[.E2]" office:value-type="float" office:value="11.1246178560611">
            <text:p>11,12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70.4126275835662">
            <text:p>70,41</text:p>
          </table:table-cell>
          <table:table-cell table:style-name="ce5" office:value-type="float" office:value="1560.31479392841">
            <text:p>1560,31</text:p>
          </table:table-cell>
          <table:table-cell table:style-name="ce5" office:value-type="float" office:value="6.26955979744578">
            <text:p>6,27</text:p>
          </table:table-cell>
          <table:table-cell table:style-name="ce5" office:value-type="float" office:value="0.806251822864071">
            <text:p>0,8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9.7455077107651">
            <text:p>69,75</text:p>
          </table:table-cell>
          <table:table-cell table:style-name="ce5" office:value-type="float" office:value="1619.42495474598">
            <text:p>1619,42</text:p>
          </table:table-cell>
          <table:table-cell table:style-name="ce5" office:value-type="float" office:value="6.32822553947521">
            <text:p>6,33</text:p>
          </table:table-cell>
          <table:table-cell table:style-name="ce5" office:value-type="float" office:value="0.794210289917905">
            <text:p>0,7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70.4126275835662">
            <text:p>70,41</text:p>
          </table:table-cell>
          <table:table-cell table:style-name="ce6" office:value-type="float" office:value="1591.89260760056">
            <text:p>1591,89</text:p>
          </table:table-cell>
          <table:table-cell table:style-name="ce6" office:value-type="float" office:value="6.32822553947521">
            <text:p>6,33</text:p>
          </table:table-cell>
          <table:table-cell table:style-name="ce6" office:value-type="float" office:value="0.806251822864071">
            <text:p>0,8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11.1267569628066">
            <text:p>11,13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,5</text:p>
          </table:table-cell>
          <table:table-cell table:style-name="ce48" table:number-columns-spanned="1" table:number-rows-spanned="4"/>
          <table:table-cell table:style-name="ce53" office:value-type="float" office:value="65.4276556305029">
            <text:p>65,43</text:p>
          </table:table-cell>
          <table:table-cell table:style-name="ce53" office:value-type="float" office:value="3192.38142596882">
            <text:p>3192,38</text:p>
          </table:table-cell>
          <table:table-cell table:style-name="ce53" office:value-type="float" office:value="6.74741991424541">
            <text:p>6,75</text:p>
          </table:table-cell>
          <table:table-cell table:style-name="ce53" office:value-type="float" office:value="0.59129959584986">
            <text:p>0,59</text:p>
          </table:table-cell>
          <table:table-cell table:style-name="ce55" table:formula="of:=[.F6]" office:value-type="float" office:value="0.59129959584986" table:number-columns-spanned="1" table:number-rows-spanned="4">
            <text:p>0,5913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0" table:formula="of:=[.C6]/[.E6]" office:value-type="float" office:value="9.69669243385454">
            <text:p>9,7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69.4283402399391">
            <text:p>69,43</text:p>
          </table:table-cell>
          <table:table-cell table:style-name="ce53" office:value-type="float" office:value="1968.7528984971">
            <text:p>1968,75</text:p>
          </table:table-cell>
          <table:table-cell table:style-name="ce53" office:value-type="float" office:value="6.28071577499886">
            <text:p>6,28</text:p>
          </table:table-cell>
          <table:table-cell table:style-name="ce53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7" office:value-type="string">
            <text:p>Be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59.3347478194807">
            <text:p>59,33</text:p>
          </table:table-cell>
          <table:table-cell table:style-name="ce53" office:value-type="float" office:value="4270.98783008647">
            <text:p>4270,99</text:p>
          </table:table-cell>
          <table:table-cell table:style-name="ce53" office:value-type="float" office:value="7.15628778414119">
            <text:p>7,16</text:p>
          </table:table-cell>
          <table:table-cell table:style-name="ce53" office:value-type="float" office:value="0.409863582721525">
            <text:p>0,41</text:p>
          </table:table-cell>
          <table:covered-table-cell table:style-name="ce58"/>
          <table:covered-table-cell table:style-name="ce62"/>
          <table:table-cell table:style-name="ce67" office:value-type="string">
            <text:p>Wor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69.4283402399391">
            <text:p>69,43</text:p>
          </table:table-cell>
          <table:table-cell table:style-name="ce54" office:value-type="float" office:value="1968.7528984971">
            <text:p>1968,75</text:p>
          </table:table-cell>
          <table:table-cell table:style-name="ce54" office:value-type="float" office:value="6.70974817222457">
            <text:p>6,71</text:p>
          </table:table-cell>
          <table:table-cell table:style-name="ce54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0.3473839044127">
            <text:p>10,3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-200; no transfer</text:p>
          </table:table-cell>
          <table:table-cell table:style-name="ce48" table:number-columns-spanned="1" table:number-rows-spanned="4"/>
          <table:table-cell table:style-name="ce4" office:value-type="float" office:value="62.7171605668059">
            <text:p>62,72</text:p>
          </table:table-cell>
          <table:table-cell table:style-name="ce4" office:value-type="float" office:value="5383.32955531264">
            <text:p>5383,33</text:p>
          </table:table-cell>
          <table:table-cell table:style-name="ce4" office:value-type="float" office:value="19.557793223397">
            <text:p>19,56</text:p>
          </table:table-cell>
          <table:table-cell table:style-name="ce4" office:value-type="float" office:value="0.256824505054535">
            <text:p>0,26</text:p>
          </table:table-cell>
          <table:table-cell table:style-name="ce55" table:formula="of:=[.F10]" office:value-type="float" office:value="0.256824505054535" table:number-columns-spanned="1" table:number-rows-spanned="4">
            <text:p>0,2568</text:p>
          </table:table-cell>
          <table:table-cell table:style-name="ce63" office:value-type="float" office:value="40" table:number-columns-spanned="1" table:number-rows-spanned="4">
            <text:p>40</text:p>
          </table:table-cell>
          <table:table-cell table:style-name="ce7" office:value-type="string">
            <text:p>Mean</text:p>
          </table:table-cell>
          <table:table-cell table:style-name="ce69" table:formula="of:=[.C10]/[.E10]" office:value-type="float" office:value="3.20676059156701">
            <text:p>3,21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81940273174">
            <text:p>65,29</text:p>
          </table:table-cell>
          <table:table-cell table:style-name="ce5" office:value-type="float" office:value="3235.0786544582">
            <text:p>3235,08</text:p>
          </table:table-cell>
          <table:table-cell table:style-name="ce5" office:value-type="float" office:value="16.1887613005825">
            <text:p>16,19</text:p>
          </table:table-cell>
          <table:table-cell table:style-name="ce5" office:value-type="float" office:value="0.344462917873095">
            <text:p>0,34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0.4779899780846">
            <text:p>60,48</text:p>
          </table:table-cell>
          <table:table-cell table:style-name="ce5" office:value-type="float" office:value="9352.27031351211">
            <text:p>9352,27</text:p>
          </table:table-cell>
          <table:table-cell table:style-name="ce5" office:value-type="float" office:value="27.1786369100566">
            <text:p>27,18</text:p>
          </table:table-cell>
          <table:table-cell table:style-name="ce5" office:value-type="float" office:value="0.0989854890786846">
            <text:p>0,1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1552641692673">
            <text:p>65,16</text:p>
          </table:table-cell>
          <table:table-cell table:style-name="ce6" office:value-type="float" office:value="5111.18210866455">
            <text:p>5111,18</text:p>
          </table:table-cell>
          <table:table-cell table:style-name="ce6" office:value-type="float" office:value="18.9533221449698">
            <text:p>18,95</text:p>
          </table:table-cell>
          <table:table-cell table:style-name="ce6" office:value-type="float" office:value="0.344462917873095">
            <text:p>0,34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3.43766985391315">
            <text:p>3,4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0; no transfer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64.2083516535609">
            <text:p>64,21</text:p>
          </table:table-cell>
          <table:table-cell table:style-name="ce4" office:value-type="float" office:value="5441.88901633841">
            <text:p>5441,89</text:p>
          </table:table-cell>
          <table:table-cell table:style-name="ce4" office:value-type="float" office:value="19.5327621596001">
            <text:p>19,53</text:p>
          </table:table-cell>
          <table:table-cell table:style-name="ce4" office:value-type="float" office:value="0.252544842547404">
            <text:p>0,25</text:p>
          </table:table-cell>
          <table:table-cell table:style-name="ce55" table:formula="of:=[.F14]" office:value-type="float" office:value="0.252544842547404" table:number-columns-spanned="1" table:number-rows-spanned="4">
            <text:p>0,2525</text:p>
          </table:table-cell>
          <table:table-cell table:style-name="ce61" office:value-type="float" office:value="81" table:number-columns-spanned="1" table:number-rows-spanned="4">
            <text:p>81</text:p>
          </table:table-cell>
          <table:table-cell table:style-name="ce7" office:value-type="string">
            <text:p>Mean</text:p>
          </table:table-cell>
          <table:table-cell table:style-name="ce69" table:formula="of:=[.C14]/[.E14]" office:value-type="float" office:value="3.28721310017095">
            <text:p>3,29</text:p>
          </table:table-cell>
          <table:table-cell table:style-name="ce18"/>
          <table:table-cell office:value-type="float" office:value="62.373842857116">
            <text:p>62,3738428571</text:p>
          </table:table-cell>
          <table:table-cell office:value-type="float" office:value="-458.16312614068">
            <text:p>-458,1631261407</text:p>
          </table:table-cell>
          <table:table-cell office:value-type="float" office:value="27.5792403104952">
            <text:p>27,5792403105</text:p>
          </table:table-cell>
          <table:table-cell office:value-type="float" office:value="0.0188864206122452">
            <text:p>0,018886420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0624079122847">
            <text:p>66,06</text:p>
          </table:table-cell>
          <table:table-cell table:style-name="ce5" office:value-type="float" office:value="4059.048569506">
            <text:p>4059,05</text:p>
          </table:table-cell>
          <table:table-cell table:style-name="ce5" office:value-type="float" office:value="16.8809438369271">
            <text:p>16,88</text:p>
          </table:table-cell>
          <table:table-cell table:style-name="ce5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65.2450064789926">
            <text:p>65,245006479</text:p>
          </table:table-cell>
          <table:table-cell office:value-type="float" office:value="-654.603245001667">
            <text:p>-654,6032450017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2.3952274963338">
            <text:p>62,40</text:p>
          </table:table-cell>
          <table:table-cell table:style-name="ce5" office:value-type="float" office:value="7289.43791897513">
            <text:p>7289,44</text:p>
          </table:table-cell>
          <table:table-cell table:style-name="ce5" office:value-type="float" office:value="22.5197083621505">
            <text:p>22,52</text:p>
          </table:table-cell>
          <table:table-cell table:style-name="ce5" office:value-type="float" office:value="0.204273479714926">
            <text:p>0,2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59.5900805216995">
            <text:p>59,5900805217</text:p>
          </table:table-cell>
          <table:table-cell office:value-type="float" office:value="-341.755660815353">
            <text:p>-341,7556608154</text:p>
          </table:table-cell>
          <table:table-cell office:value-type="float" office:value="35.9516037689444">
            <text:p>35,9516037689</text:p>
          </table:table-cell>
          <table:table-cell office:value-type="float" office:value="-0.219993129587215">
            <text:p>-0,2199931296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64.4065202559276">
            <text:p>64,41</text:p>
          </table:table-cell>
          <table:table-cell table:style-name="ce6" office:value-type="float" office:value="6458.40733528516">
            <text:p>6458,41</text:p>
          </table:table-cell>
          <table:table-cell table:style-name="ce6" office:value-type="float" office:value="17.7466726503562">
            <text:p>17,75</text:p>
          </table:table-cell>
          <table:table-cell table:style-name="ce6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17]/[.E17]" office:value-type="float" office:value="3.62921667204105">
            <text:p>3,63</text:p>
          </table:table-cell>
          <table:table-cell table:style-name="ce18"/>
          <table:table-cell office:value-type="float" office:value="60.7468743192662">
            <text:p>60,7468743193</text:p>
          </table:table-cell>
          <table:table-cell office:value-type="float" office:value="-352.278442864038">
            <text:p>-352,278442864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Qs=Q_0_Noise; init=-100</text:p>
          </table:table-cell>
          <table:table-cell table:style-name="ce48" table:formula="of:=-100" office:value-type="float" office:value="-100" table:number-columns-spanned="1" table:number-rows-spanned="4">
            <text:p>-100</text:p>
          </table:table-cell>
          <table:table-cell table:style-name="ce4" office:value-type="float" office:value="63.5246592776026">
            <text:p>63,52</text:p>
          </table:table-cell>
          <table:table-cell table:style-name="ce4" office:value-type="float" office:value="6652.04824297186">
            <text:p>6652,05</text:p>
          </table:table-cell>
          <table:table-cell table:style-name="ce4" office:value-type="float" office:value="19.3626772776638">
            <text:p>19,36</text:p>
          </table:table-cell>
          <table:table-cell table:style-name="ce4" office:value-type="float" office:value="0.226939115385453">
            <text:p>0,23</text:p>
          </table:table-cell>
          <table:table-cell table:style-name="ce55" table:formula="of:=[.F18]" office:value-type="float" office:value="0.226939115385453" table:number-columns-spanned="1" table:number-rows-spanned="4">
            <text:p>0,2269</text:p>
          </table:table-cell>
          <table:table-cell table:style-name="ce63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18]/[.E18]" office:value-type="float" office:value="3.28077870465169">
            <text:p>3,2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4033932564745">
            <text:p>65,40</text:p>
          </table:table-cell>
          <table:table-cell table:style-name="ce5" office:value-type="float" office:value="3790.16864048066">
            <text:p>3790,17</text:p>
          </table:table-cell>
          <table:table-cell table:style-name="ce5" office:value-type="float" office:value="16.7909638501781">
            <text:p>16,79</text:p>
          </table:table-cell>
          <table:table-cell table:style-name="ce5" office:value-type="float" office:value="0.312177190813718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5937752904037">
            <text:p>61,59</text:p>
          </table:table-cell>
          <table:table-cell table:style-name="ce5" office:value-type="float" office:value="16810.5761076568">
            <text:p>16810,58</text:p>
          </table:table-cell>
          <table:table-cell table:style-name="ce5" office:value-type="float" office:value="28.647492639913">
            <text:p>28,65</text:p>
          </table:table-cell>
          <table:table-cell table:style-name="ce5" office:value-type="float" office:value="-0.0101572594664284">
            <text:p>-0,0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0099456833857">
            <text:p>65,01</text:p>
          </table:table-cell>
          <table:table-cell table:style-name="ce6" office:value-type="float" office:value="4813.96313452231">
            <text:p>4813,96</text:p>
          </table:table-cell>
          <table:table-cell table:style-name="ce6" office:value-type="float" office:value="16.7909638501781">
            <text:p>16,79</text:p>
          </table:table-cell>
          <table:table-cell table:style-name="ce6" office:value-type="float" office:value="0.312177190813718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1]/[.E21]" office:value-type="float" office:value="3.87172209192125">
            <text:p>3,87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50</text:p>
          </table:table-cell>
          <table:table-cell table:style-name="ce48" table:formula="of:=-50" office:value-type="float" office:value="-50" table:number-columns-spanned="1" table:number-rows-spanned="4">
            <text:p>-50</text:p>
          </table:table-cell>
          <table:table-cell table:style-name="ce4" office:value-type="float" office:value="63.8041170689615">
            <text:p>63,80</text:p>
          </table:table-cell>
          <table:table-cell table:style-name="ce4" office:value-type="float" office:value="5327.87090913619">
            <text:p>5327,87</text:p>
          </table:table-cell>
          <table:table-cell table:style-name="ce4" office:value-type="float" office:value="19.5811932436509">
            <text:p>19,58</text:p>
          </table:table-cell>
          <table:table-cell table:style-name="ce4" office:value-type="float" office:value="0.227725180701745">
            <text:p>0,23</text:p>
          </table:table-cell>
          <table:table-cell table:style-name="ce55" table:formula="of:=[.F22]" office:value-type="float" office:value="0.227725180701745" table:number-columns-spanned="1" table:number-rows-spanned="4">
            <text:p>0,2277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22]/[.E22]" office:value-type="float" office:value="3.2584386597405">
            <text:p>3,2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1713646345411">
            <text:p>66,17</text:p>
          </table:table-cell>
          <table:table-cell table:style-name="ce5" office:value-type="float" office:value="4001.60648768137">
            <text:p>4001,61</text:p>
          </table:table-cell>
          <table:table-cell table:style-name="ce5" office:value-type="float" office:value="16.9622084625931">
            <text:p>16,96</text:p>
          </table:table-cell>
          <table:table-cell table:style-name="ce5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2636095297387">
            <text:p>62,26</text:p>
          </table:table-cell>
          <table:table-cell table:style-name="ce5" office:value-type="float" office:value="6581.79492536949">
            <text:p>6581,79</text:p>
          </table:table-cell>
          <table:table-cell table:style-name="ce5" office:value-type="float" office:value="22.9045435312416">
            <text:p>22,90</text:p>
          </table:table-cell>
          <table:table-cell table:style-name="ce5" office:value-type="float" office:value="0.148984698152972">
            <text:p>0,15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1713646345411">
            <text:p>66,17</text:p>
          </table:table-cell>
          <table:table-cell table:style-name="ce6" office:value-type="float" office:value="4554.70975670428">
            <text:p>4554,71</text:p>
          </table:table-cell>
          <table:table-cell table:style-name="ce6" office:value-type="float" office:value="19.0333318711326">
            <text:p>19,03</text:p>
          </table:table-cell>
          <table:table-cell table:style-name="ce6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25]/[.E25]" office:value-type="float" office:value="3.47660436346942">
            <text:p>3,48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10</text:p>
          </table:table-cell>
          <table:table-cell table:style-name="ce48" table:formula="of:=-10" office:value-type="float" office:value="-10" table:number-columns-spanned="1" table:number-rows-spanned="4">
            <text:p>-10</text:p>
          </table:table-cell>
          <table:table-cell table:style-name="ce4" office:value-type="float" office:value="64.113886565118">
            <text:p>64,11</text:p>
          </table:table-cell>
          <table:table-cell table:style-name="ce4" office:value-type="float" office:value="4893.32863666076">
            <text:p>4893,33</text:p>
          </table:table-cell>
          <table:table-cell table:style-name="ce4" office:value-type="float" office:value="18.8514724165885">
            <text:p>18,85</text:p>
          </table:table-cell>
          <table:table-cell table:style-name="ce4" office:value-type="float" office:value="0.249242143201211">
            <text:p>0,25</text:p>
          </table:table-cell>
          <table:table-cell table:style-name="ce55" table:formula="of:=[.F26]" office:value-type="float" office:value="0.249242143201211" table:number-columns-spanned="1" table:number-rows-spanned="4">
            <text:p>0,2492</text:p>
          </table:table-cell>
          <table:table-cell table:style-name="ce61" office:value-type="float" office:value="12" table:number-columns-spanned="1" table:number-rows-spanned="4">
            <text:p>12</text:p>
          </table:table-cell>
          <table:table-cell table:style-name="ce7" office:value-type="string">
            <text:p>Mean</text:p>
          </table:table-cell>
          <table:table-cell table:style-name="ce69" table:formula="of:=[.C26]/[.E26]" office:value-type="float" office:value="3.40100153177958">
            <text:p>3,4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57689519645">
            <text:p>65,29</text:p>
          </table:table-cell>
          <table:table-cell table:style-name="ce5" office:value-type="float" office:value="3900.26478397197">
            <text:p>3900,26</text:p>
          </table:table-cell>
          <table:table-cell table:style-name="ce5" office:value-type="float" office:value="16.2750757700951">
            <text:p>16,28</text:p>
          </table:table-cell>
          <table:table-cell table:style-name="ce5" office:value-type="float" office:value="0.324548721990232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3.1196090328378">
            <text:p>63,12</text:p>
          </table:table-cell>
          <table:table-cell table:style-name="ce5" office:value-type="float" office:value="5956.52281563035">
            <text:p>5956,52</text:p>
          </table:table-cell>
          <table:table-cell table:style-name="ce5" office:value-type="float" office:value="20.9902428387658">
            <text:p>20,99</text:p>
          </table:table-cell>
          <table:table-cell table:style-name="ce5" office:value-type="float" office:value="0.163675026726029">
            <text:p>0,1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857689519645">
            <text:p>65,29</text:p>
          </table:table-cell>
          <table:table-cell table:style-name="ce6" office:value-type="float" office:value="4205.47843579228">
            <text:p>4205,48</text:p>
          </table:table-cell>
          <table:table-cell table:style-name="ce6" office:value-type="float" office:value="17.9300379751226">
            <text:p>17,93</text:p>
          </table:table-cell>
          <table:table-cell table:style-name="ce6" office:value-type="float" office:value="0.324548721990232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9]/[.E29]" office:value-type="float" office:value="3.64113946900428">
            <text:p>3,6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5" office:value-type="float" office:value="63.6843032226602">
            <text:p>63,68</text:p>
          </table:table-cell>
          <table:table-cell table:style-name="ce5" office:value-type="float" office:value="5427.32676927773">
            <text:p>5427,33</text:p>
          </table:table-cell>
          <table:table-cell table:style-name="ce5" office:value-type="float" office:value="19.9367625803814">
            <text:p>19,94</text:p>
          </table:table-cell>
          <table:table-cell table:style-name="ce5" office:value-type="float" office:value="0.21397174517499">
            <text:p>0,21</text:p>
          </table:table-cell>
          <table:table-cell table:style-name="ce55" table:formula="of:=[.F30]" office:value-type="float" office:value="0.21397174517499" table:number-columns-spanned="1" table:number-rows-spanned="4">
            <text:p>0,2140</text:p>
          </table:table-cell>
          <table:table-cell table:style-name="ce64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30]/[.E30]" office:value-type="float" office:value="3.19431517358431">
            <text:p>3,1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149060212143">
            <text:p>66,51</text:p>
          </table:table-cell>
          <table:table-cell table:style-name="ce5" office:value-type="float" office:value="4048.68313798804">
            <text:p>4048,68</text:p>
          </table:table-cell>
          <table:table-cell table:style-name="ce5" office:value-type="float" office:value="17.5696639917197">
            <text:p>17,57</text:p>
          </table:table-cell>
          <table:table-cell table:style-name="ce5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9445600701328">
            <text:p>61,94</text:p>
          </table:table-cell>
          <table:table-cell table:style-name="ce5" office:value-type="float" office:value="8089.17351713618">
            <text:p>8089,17</text:p>
          </table:table-cell>
          <table:table-cell table:style-name="ce5" office:value-type="float" office:value="23.2806062214977">
            <text:p>23,28</text:p>
          </table:table-cell>
          <table:table-cell table:style-name="ce5" office:value-type="float" office:value="0.144420486853978">
            <text:p>0,1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149060212143">
            <text:p>66,51</text:p>
          </table:table-cell>
          <table:table-cell table:style-name="ce6" office:value-type="float" office:value="4357.79712817479">
            <text:p>4357,80</text:p>
          </table:table-cell>
          <table:table-cell table:style-name="ce6" office:value-type="float" office:value="19.6340631759009">
            <text:p>19,63</text:p>
          </table:table-cell>
          <table:table-cell table:style-name="ce6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33]/[.E33]" office:value-type="float" office:value="3.38773006001404">
            <text:p>3,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</text:p>
          </table:table-cell>
          <table:table-cell table:style-name="ce48" table:formula="of:=10" office:value-type="float" office:value="10" table:number-columns-spanned="1" table:number-rows-spanned="4">
            <text:p>10</text:p>
          </table:table-cell>
          <table:table-cell table:style-name="ce4" office:value-type="float" office:value="63.6498752234072">
            <text:p>63,65</text:p>
          </table:table-cell>
          <table:table-cell table:style-name="ce4" office:value-type="float" office:value="5085.24537403514">
            <text:p>5085,25</text:p>
          </table:table-cell>
          <table:table-cell table:style-name="ce4" office:value-type="float" office:value="19.1274901178909">
            <text:p>19,13</text:p>
          </table:table-cell>
          <table:table-cell table:style-name="ce4" office:value-type="float" office:value="0.230401035561957">
            <text:p>0,23</text:p>
          </table:table-cell>
          <table:table-cell table:style-name="ce55" table:formula="of:=[.F34]" office:value-type="float" office:value="0.230401035561957" table:number-columns-spanned="1" table:number-rows-spanned="4">
            <text:p>0,2304</text:p>
          </table:table-cell>
          <table:table-cell table:style-name="ce63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34]/[.E34]" office:value-type="float" office:value="3.32766478147973">
            <text:p>3,33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796457956487">
            <text:p>66,58</text:p>
          </table:table-cell>
          <table:table-cell table:style-name="ce5" office:value-type="float" office:value="3836.16752678287">
            <text:p>3836,17</text:p>
          </table:table-cell>
          <table:table-cell table:style-name="ce5" office:value-type="float" office:value="17.3063534773582">
            <text:p>17,31</text:p>
          </table:table-cell>
          <table:table-cell table:style-name="ce5" office:value-type="float" office:value="0.323163242771913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3537546657146">
            <text:p>62,35</text:p>
          </table:table-cell>
          <table:table-cell table:style-name="ce5" office:value-type="float" office:value="6724.01470472819">
            <text:p>6724,01</text:p>
          </table:table-cell>
          <table:table-cell table:style-name="ce5" office:value-type="float" office:value="21.8890891009777">
            <text:p>21,89</text:p>
          </table:table-cell>
          <table:table-cell table:style-name="ce5" office:value-type="float" office:value="0.13393586582805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796457956487">
            <text:p>66,58</text:p>
          </table:table-cell>
          <table:table-cell table:style-name="ce6" office:value-type="float" office:value="3836.16752678287">
            <text:p>3836,17</text:p>
          </table:table-cell>
          <table:table-cell table:style-name="ce6" office:value-type="float" office:value="17.3063534773582">
            <text:p>17,31</text:p>
          </table:table-cell>
          <table:table-cell table:style-name="ce6" office:value-type="float" office:value="0.323163242771913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37]/[.E37]" office:value-type="float" office:value="3.84712157201426">
            <text:p>3,8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50</text:p>
          </table:table-cell>
          <table:table-cell table:style-name="ce48" table:formula="of:=50" office:value-type="float" office:value="50" table:number-columns-spanned="1" table:number-rows-spanned="4">
            <text:p>50</text:p>
          </table:table-cell>
          <table:table-cell table:style-name="ce5" office:value-type="float" office:value="63.8908176002717">
            <text:p>63,89</text:p>
          </table:table-cell>
          <table:table-cell table:style-name="ce5" office:value-type="float" office:value="5465.05032924716">
            <text:p>5465,05</text:p>
          </table:table-cell>
          <table:table-cell table:style-name="ce5" office:value-type="float" office:value="20.0953306587399">
            <text:p>20,10</text:p>
          </table:table-cell>
          <table:table-cell table:style-name="ce5" office:value-type="float" office:value="0.209535991612363">
            <text:p>0,21</text:p>
          </table:table-cell>
          <table:table-cell table:style-name="ce55" table:formula="of:=[.F38]" office:value-type="float" office:value="0.209535991612363" table:number-columns-spanned="1" table:number-rows-spanned="4">
            <text:p>0,2095</text:p>
          </table:table-cell>
          <table:table-cell table:style-name="ce61" office:value-type="float" office:value="15" table:number-columns-spanned="1" table:number-rows-spanned="4">
            <text:p>15</text:p>
          </table:table-cell>
          <table:table-cell table:style-name="ce7" office:value-type="string">
            <text:p>Mean</text:p>
          </table:table-cell>
          <table:table-cell table:style-name="ce69" table:formula="of:=[.C38]/[.E38]" office:value-type="float" office:value="3.17938623082493">
            <text:p>3,1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2875928134956">
            <text:p>66,29</text:p>
          </table:table-cell>
          <table:table-cell table:style-name="ce5" office:value-type="float" office:value="3990.30411581809">
            <text:p>3990,30</text:p>
          </table:table-cell>
          <table:table-cell table:style-name="ce5" office:value-type="float" office:value="17.1852958987565">
            <text:p>17,19</text:p>
          </table:table-cell>
          <table:table-cell table:style-name="ce5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5089582309685">
            <text:p>62,51</text:p>
          </table:table-cell>
          <table:table-cell table:style-name="ce5" office:value-type="float" office:value="7114.08515229418">
            <text:p>7114,09</text:p>
          </table:table-cell>
          <table:table-cell table:style-name="ce5" office:value-type="float" office:value="23.7029302399822">
            <text:p>23,70</text:p>
          </table:table-cell>
          <table:table-cell table:style-name="ce5" office:value-type="float" office:value="0.107653429218196">
            <text:p>0,1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196587420537">
            <text:p>65,22</text:p>
          </table:table-cell>
          <table:table-cell table:style-name="ce6" office:value-type="float" office:value="3990.30411581809">
            <text:p>3990,30</text:p>
          </table:table-cell>
          <table:table-cell table:style-name="ce6" office:value-type="float" office:value="17.1852958987565">
            <text:p>17,19</text:p>
          </table:table-cell>
          <table:table-cell table:style-name="ce6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1]/[.E41]" office:value-type="float" office:value="3.79508500326566">
            <text:p>3,80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0</text:p>
          </table:table-cell>
          <table:table-cell table:style-name="ce48" table:formula="of:=100" office:value-type="float" office:value="100" table:number-columns-spanned="1" table:number-rows-spanned="4">
            <text:p>100</text:p>
          </table:table-cell>
          <table:table-cell table:style-name="ce4" office:value-type="float" office:value="64.1389901899008">
            <text:p>64,14</text:p>
          </table:table-cell>
          <table:table-cell table:style-name="ce4" office:value-type="float" office:value="4956.16151650096">
            <text:p>4956,16</text:p>
          </table:table-cell>
          <table:table-cell table:style-name="ce4" office:value-type="float" office:value="19.1147367955419">
            <text:p>19,11</text:p>
          </table:table-cell>
          <table:table-cell table:style-name="ce4" office:value-type="float" office:value="0.235204446265036">
            <text:p>0,24</text:p>
          </table:table-cell>
          <table:table-cell table:style-name="ce55" table:formula="of:=[.F42]" office:value-type="float" office:value="0.235204446265036" table:number-columns-spanned="1" table:number-rows-spanned="4">
            <text:p>0,2352</text:p>
          </table:table-cell>
          <table:table-cell table:style-name="ce61" office:value-type="float" office:value="18" table:number-columns-spanned="1" table:number-rows-spanned="4">
            <text:p>18</text:p>
          </table:table-cell>
          <table:table-cell table:style-name="ce7" office:value-type="string">
            <text:p>Mean</text:p>
          </table:table-cell>
          <table:table-cell table:style-name="ce69" table:formula="of:=[.C42]/[.E42]" office:value-type="float" office:value="3.35547336465861">
            <text:p>3,3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9133152083383">
            <text:p>66,91</text:p>
          </table:table-cell>
          <table:table-cell table:style-name="ce5" office:value-type="float" office:value="4030.60888521736">
            <text:p>4030,61</text:p>
          </table:table-cell>
          <table:table-cell table:style-name="ce5" office:value-type="float" office:value="16.9530423438091">
            <text:p>16,95</text:p>
          </table:table-cell>
          <table:table-cell table:style-name="ce5" office:value-type="float" office:value="0.315790332266394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0088445987622">
            <text:p>61,01</text:p>
          </table:table-cell>
          <table:table-cell table:style-name="ce5" office:value-type="float" office:value="7045.47273736732">
            <text:p>7045,47</text:p>
          </table:table-cell>
          <table:table-cell table:style-name="ce5" office:value-type="float" office:value="22.2642708511366">
            <text:p>22,26</text:p>
          </table:table-cell>
          <table:table-cell table:style-name="ce5" office:value-type="float" office:value="0.12686116762028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8715057894729">
            <text:p>65,87</text:p>
          </table:table-cell>
          <table:table-cell table:style-name="ce6" office:value-type="float" office:value="4192.50886811287">
            <text:p>4192,51</text:p>
          </table:table-cell>
          <table:table-cell table:style-name="ce6" office:value-type="float" office:value="17.3791502161606">
            <text:p>17,38</text:p>
          </table:table-cell>
          <table:table-cell table:style-name="ce6" office:value-type="float" office:value="0.315790332266394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45]/[.E45]" office:value-type="float" office:value="3.79026045405949">
            <text:p>3,7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, Qs=Q_0_Noise; Sin RL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53.7845136721166">
            <text:p>53,78</text:p>
          </table:table-cell>
          <table:table-cell table:style-name="ce4" office:value-type="float" office:value="56210.7419930655">
            <text:p>56210,74</text:p>
          </table:table-cell>
          <table:table-cell table:style-name="ce4" office:value-type="float" office:value="30.0536330555293">
            <text:p>30,05</text:p>
          </table:table-cell>
          <table:table-cell table:style-name="ce4" office:value-type="float" office:value="-0.114696955236936">
            <text:p>-0,11</text:p>
          </table:table-cell>
          <table:table-cell table:style-name="ce55" table:formula="of:=[.F46]" office:value-type="float" office:value="-0.114696955236936" table:number-columns-spanned="1" table:number-rows-spanned="4">
            <text:p>-0,1147</text:p>
          </table:table-cell>
          <table:table-cell table:style-name="ce61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46]/[.E46]" office:value-type="float" office:value="1.78961770022081">
            <text:p>1,7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6.7737433332452">
            <text:p>56,77</text:p>
          </table:table-cell>
          <table:table-cell table:style-name="ce5" office:value-type="float" office:value="25248.8145453197">
            <text:p>25248,81</text:p>
          </table:table-cell>
          <table:table-cell table:style-name="ce5" office:value-type="float" office:value="22.5201129750086">
            <text:p>22,52</text:p>
          </table:table-cell>
          <table:table-cell table:style-name="ce5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0.3449261363991">
            <text:p>50,34</text:p>
          </table:table-cell>
          <table:table-cell table:style-name="ce5" office:value-type="float" office:value="78424.681301074">
            <text:p>78424,68</text:p>
          </table:table-cell>
          <table:table-cell table:style-name="ce5" office:value-type="float" office:value="40.4123088169141">
            <text:p>40,41</text:p>
          </table:table-cell>
          <table:table-cell table:style-name="ce5" office:value-type="float" office:value="-0.342570569050832">
            <text:p>-0,3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56.7737433332452">
            <text:p>56,77</text:p>
          </table:table-cell>
          <table:table-cell table:style-name="ce6" office:value-type="float" office:value="40016.6122119874">
            <text:p>40016,61</text:p>
          </table:table-cell>
          <table:table-cell table:style-name="ce6" office:value-type="float" office:value="22.5201129750086">
            <text:p>22,52</text:p>
          </table:table-cell>
          <table:table-cell table:style-name="ce6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9]/[.E49]" office:value-type="float" office:value="2.52102391299054">
            <text:p>2,52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 push en pho=10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47.0325018281932">
            <text:p>47,03</text:p>
          </table:table-cell>
          <table:table-cell table:style-name="ce4" office:value-type="float" office:value="2381.00774191209">
            <text:p>2381,01</text:p>
          </table:table-cell>
          <table:table-cell table:style-name="ce4" office:value-type="float" office:value="4.53635821009718">
            <text:p>4,54</text:p>
          </table:table-cell>
          <table:table-cell table:style-name="ce4" office:value-type="float" office:value="-0.591902915527731">
            <text:p>-0,59</text:p>
          </table:table-cell>
          <table:table-cell table:style-name="ce59" table:formula="of:=[.F50]" office:value-type="float" office:value="-0.591902915527731" table:number-columns-spanned="1" table:number-rows-spanned="4">
            <text:p>-0,5919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50]/[.E50]" office:value-type="float" office:value="10.3678985763308">
            <text:p>10,37</text:p>
          </table:table-cell>
          <table:table-cell table:style-name="ce18"/>
          <table:table-cell office:value-type="float" office:value="24.5949646511419">
            <text:p>24,5949646511</text:p>
          </table:table-cell>
          <table:table-cell office:value-type="float" office:value="-1046.28056857878">
            <text:p>-1046,2805685788</text:p>
          </table:table-cell>
          <table:table-cell office:value-type="float" office:value="2.20710211758402">
            <text:p>2,2071021176</text:p>
          </table:table-cell>
          <table:table-cell office:value-type="float" office:value="-0.970709033368258">
            <text:p>-0,970709033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9.659387469962">
            <text:p>49,66</text:p>
          </table:table-cell>
          <table:table-cell table:style-name="ce5" office:value-type="float" office:value="2272.37707300227">
            <text:p>2272,38</text:p>
          </table:table-cell>
          <table:table-cell table:style-name="ce5" office:value-type="float" office:value="4.07972405945523">
            <text:p>4,08</text:p>
          </table:table-cell>
          <table:table-cell table:style-name="ce5" office:value-type="float" office:value="-0.4599413181807">
            <text:p>-0,46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24.757689326735">
            <text:p>24,7576893267</text:p>
          </table:table-cell>
          <table:table-cell office:value-type="float" office:value="-1049.81388411229">
            <text:p>-1049,8138841123</text:p>
          </table:table-cell>
          <table:table-cell office:value-type="float" office:value="2.17709011519224">
            <text:p>2,1770901152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5.9015333987816">
            <text:p>45,90</text:p>
          </table:table-cell>
          <table:table-cell table:style-name="ce5" office:value-type="float" office:value="3059.2510722034">
            <text:p>3059,25</text:p>
          </table:table-cell>
          <table:table-cell table:style-name="ce5" office:value-type="float" office:value="5.65077566159371">
            <text:p>5,65</text:p>
          </table:table-cell>
          <table:table-cell table:style-name="ce5" office:value-type="float" office:value="-0.657318256761655">
            <text:p>-0,6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24.434734588843">
            <text:p>24,4347345888</text:p>
          </table:table-cell>
          <table:table-cell office:value-type="float" office:value="-1039.61156373314">
            <text:p>-1039,6115637331</text:p>
          </table:table-cell>
          <table:table-cell office:value-type="float" office:value="2.22701726847319">
            <text:p>2,2270172685</text:p>
          </table:table-cell>
          <table:table-cell office:value-type="float" office:value="-0.976184105817453">
            <text:p>-0,9761841058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49.659387469962">
            <text:p>49,66</text:p>
          </table:table-cell>
          <table:table-cell table:style-name="ce6" office:value-type="float" office:value="2330.82638257112">
            <text:p>2330,83</text:p>
          </table:table-cell>
          <table:table-cell table:style-name="ce6" office:value-type="float" office:value="5.48891033932092">
            <text:p>5,49</text:p>
          </table:table-cell>
          <table:table-cell table:style-name="ce6" office:value-type="float" office:value="-0.4599413181807">
            <text:p>-0,46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3]/[.E53]" office:value-type="float" office:value="9.04722147021002">
            <text:p>9,05</text:p>
          </table:table-cell>
          <table:table-cell table:style-name="ce18"/>
          <table:table-cell office:value-type="float" office:value="24.7182968108919">
            <text:p>24,7182968109</text:p>
          </table:table-cell>
          <table:table-cell office:value-type="float" office:value="-1047.48094894693">
            <text:p>-1047,4809489469</text:p>
          </table:table-cell>
          <table:table-cell office:value-type="float" office:value="2.22380571263101">
            <text:p>2,2238057126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>
          <table:table-cell table:style-name="ce48" table:number-columns-spanned="1" table:number-rows-spanned="4"/>
          <table:table-cell table:style-name="ce48" table:number-columns-spanned="1" table:number-rows-spanned="4"/>
          <table:table-cell table:style-name="ce4" table:number-columns-repeated="4"/>
          <table:table-cell table:style-name="ce55" table:number-columns-spanned="1" table:number-rows-spanned="4"/>
          <table:table-cell table:style-name="ce61" table:number-columns-spanned="1" table:number-rows-spanned="4"/>
          <table:table-cell table:style-name="ce7"/>
          <table:table-cell table:style-name="ce69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table:number-columns-repeated="4"/>
          <table:covered-table-cell table:style-name="ce56"/>
          <table:covered-table-cell table:style-name="ce18"/>
          <table:table-cell table:style-name="ce8"/>
          <table:table-cell table:style-name="ce24"/>
          <table:table-cell table:style-name="ce18"/>
          <table:table-cell table:number-columns-repeated="4"/>
        </table:table-row>
        <table:table-row table:style-name="ro1" table:number-rows-repeated="18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</table:table-row>
        <table:table-row table:style-name="ro1">
          <table:table-cell table:style-name="ce48" office:value-type="string" table:number-columns-spanned="1" table:number-rows-spanned="4">
            <text:p>FLC k=1,3, NOISE=0,5</text:p>
          </table:table-cell>
          <table:table-cell table:style-name="ce48" table:number-columns-spanned="1" table:number-rows-spanned="4"/>
          <table:table-cell table:style-name="ce4" office:value-type="float" office:value="87.7332867250224">
            <text:p>87,73</text:p>
          </table:table-cell>
          <table:table-cell table:style-name="ce4" office:value-type="float" office:value="-176.757024142905">
            <text:p>-176,76</text:p>
          </table:table-cell>
          <table:table-cell table:style-name="ce4" office:value-type="float" office:value="22.8705644927567">
            <text:p>22,87</text:p>
          </table:table-cell>
          <table:table-cell table:style-name="ce4" office:value-type="float" office:value="0.308684980177987">
            <text:p>0,31</text:p>
          </table:table-cell>
          <table:table-cell table:style-name="ce55" table:formula="of:=[.F2]" office:value-type="float" office:value="0.308684980177987" table:number-columns-spanned="1" table:number-rows-spanned="4">
            <text:p>0,3087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2]/[.E2]" office:value-type="float" office:value="3.83607876197408">
            <text:p>3,8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87.7332867250224">
            <text:p>87,73</text:p>
          </table:table-cell>
          <table:table-cell table:style-name="ce6" office:value-type="float" office:value="-176.757024142905">
            <text:p>-176,76</text:p>
          </table:table-cell>
          <table:table-cell table:style-name="ce6" office:value-type="float" office:value="22.8705644927567">
            <text:p>22,87</text:p>
          </table:table-cell>
          <table:table-cell table:style-name="ce6" office:value-type="float" office:value="0.308684980177987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3.83607876197408">
            <text:p>3,8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6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6]/[.E6]" office:value-type="float" office:value="11.6639489200651">
            <text:p>11,66</text:p>
          </table:table-cell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1.6639489200651">
            <text:p>11,6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5</text:p>
          </table:table-cell>
          <table:table-cell table:style-name="ce48" table:number-columns-spanned="1" table:number-rows-spanned="4"/>
          <table:table-cell table:style-name="ce4" office:value-type="float" office:value="66.8027296147185">
            <text:p>66,80</text:p>
          </table:table-cell>
          <table:table-cell table:style-name="ce4" office:value-type="float" office:value="-160.195304757897">
            <text:p>-160,20</text:p>
          </table:table-cell>
          <table:table-cell table:style-name="ce4" office:value-type="float" office:value="1.24562380726962">
            <text:p>1,25</text:p>
          </table:table-cell>
          <table:table-cell table:style-name="ce4" office:value-type="float" office:value="-0.185217471751425">
            <text:p>-0,19</text:p>
          </table:table-cell>
          <table:table-cell table:style-name="ce55" table:formula="of:=[.F10]" office:value-type="float" office:value="-0.185217471751425" table:number-columns-spanned="1" table:number-rows-spanned="4">
            <text:p>-0,1852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10]/[.E10]" office:value-type="float" office:value="53.6299396534084">
            <text:p>53,63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66.8027296147185">
            <text:p>66,80</text:p>
          </table:table-cell>
          <table:table-cell table:style-name="ce6" office:value-type="float" office:value="-160.195304757897">
            <text:p>-160,20</text:p>
          </table:table-cell>
          <table:table-cell table:style-name="ce6" office:value-type="float" office:value="1.24562380726962">
            <text:p>1,25</text:p>
          </table:table-cell>
          <table:table-cell table:style-name="ce6" office:value-type="float" office:value="-0.185217471751425">
            <text:p>-0,19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53.6299396534084">
            <text:p>53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5</text:p>
          </table:table-cell>
          <table:table-cell table:style-name="ce48" table:number-columns-spanned="1" table:number-rows-spanned="4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table-cell table:style-name="ce59" table:formula="of:=[.F14]" office:value-type="float" office:value="-0.743815394297997" table:number-columns-spanned="1" table:number-rows-spanned="4">
            <text:p>-0,743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4]/[.E14]" office:value-type="float" office:value="846.326855972818">
            <text:p>846,33</text:p>
          </table:table-cell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6.8424992928085">
            <text:p>46,84</text:p>
          </table:table-cell>
          <table:table-cell table:style-name="ce54" office:value-type="float" office:value="-353.147022783167">
            <text:p>-353,15</text:p>
          </table:table-cell>
          <table:table-cell table:style-name="ce54" office:value-type="float" office:value="0.05534800055348">
            <text:p>0,06</text:p>
          </table:table-cell>
          <table:table-cell table:style-name="ce54" office:value-type="float" office:value="-0.743815394297997">
            <text:p>-0,7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846.326855972818">
            <text:p>846,3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18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8]/[.E18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9650580178915">
            <text:p>2,5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22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3.59551991855852">
            <text:p>3,60</text:p>
          </table:table-cell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3.59551991855852">
            <text:p>3,6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99</text:p>
          </table:table-cell>
          <table:table-cell table:style-name="ce48" table:number-columns-spanned="1" table:number-rows-spanned="4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table-cell table:style-name="ce59" table:formula="of:=[.F26]" office:value-type="float" office:value="-0.625263821163852" table:number-columns-spanned="1" table:number-rows-spanned="4">
            <text:p>-0,6253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5.3765258416657">
            <text:p>5,38</text:p>
          </table:table-cell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9.5282110876498">
            <text:p>49,53</text:p>
          </table:table-cell>
          <table:table-cell table:style-name="ce54" office:value-type="float" office:value="-328.202623859681">
            <text:p>-328,20</text:p>
          </table:table-cell>
          <table:table-cell table:style-name="ce54" office:value-type="float" office:value="9.21193583853499">
            <text:p>9,21</text:p>
          </table:table-cell>
          <table:table-cell table:style-name="ce54" office:value-type="float" office:value="-0.625263821163852">
            <text:p>-0,6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5.3765258416657">
            <text:p>5,3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table-cell table:style-name="ce59" table:formula="of:=[.F30]" office:value-type="float" office:value="0.205063179593887" table:number-columns-spanned="1" table:number-rows-spanned="4">
            <text:p>0,205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24.4078027088032">
            <text:p>24,41</text:p>
          </table:table-cell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329652861978">
            <text:p>80,33</text:p>
          </table:table-cell>
          <table:table-cell table:style-name="ce54" office:value-type="float" office:value="-76.2217640749178">
            <text:p>-76,22</text:p>
          </table:table-cell>
          <table:table-cell table:style-name="ce54" office:value-type="float" office:value="3.29114643461967">
            <text:p>3,29</text:p>
          </table:table-cell>
          <table:table-cell table:style-name="ce54" office:value-type="float" office:value="0.205063179593887">
            <text:p>0,2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24.4078027088032">
            <text:p>24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34]" office:value-type="float" office:value="0.514409198849441" table:number-columns-spanned="1" table:number-rows-spanned="4">
            <text:p>0,514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4]/[.E34]" office:value-type="float" office:value="24.0775106916919">
            <text:p>24,08</text:p>
          </table:table-cell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7]/[.E37]" office:value-type="float" office:value="24.0775106916919">
            <text:p>24,0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table-cell table:style-name="ce59" table:formula="of:=[.F38]" office:value-type="float" office:value="0.0519530428301783" table:number-columns-spanned="1" table:number-rows-spanned="4">
            <text:p>0,052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8]/[.E38]" office:value-type="float" office:value="2.53127887282078">
            <text:p>2,53</text:p>
          </table:table-cell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1.352602642807">
            <text:p>71,35</text:p>
          </table:table-cell>
          <table:table-cell table:style-name="ce54" office:value-type="float" office:value="-230.262431613071">
            <text:p>-230,26</text:p>
          </table:table-cell>
          <table:table-cell table:style-name="ce54" office:value-type="float" office:value="28.1883609937035">
            <text:p>28,19</text:p>
          </table:table-cell>
          <table:table-cell table:style-name="ce54" office:value-type="float" office:value="0.0519530428301783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1]/[.E41]" office:value-type="float" office:value="2.53127887282078">
            <text:p>2,5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4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42]/[.E42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5]/[.E45]" office:value-type="float" office:value="2.87592779400256">
            <text:p>2,88</text:p>
          </table:table-cell>
        </table:table-row>
      </table:table>
      <table:table table:name="sheet 7" table:style-name="ta1">
        <table:table-column table:style-name="co15" table:default-cell-style-name="ce51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1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]/[.E1]" office:value-type="float" office:value="11.6639489200651">
            <text:p>11,6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]/[.E4]" office:value-type="float" office:value="11.6639489200651">
            <text:p>11,66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5]" office:value-type="float" office:value="0.514409198849441" table:number-columns-spanned="1" table:number-rows-spanned="4">
            <text:p>0,514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formula="of:=[.C5]/[.E5]" office:value-type="float" office:value="24.0775106916919">
            <text:p>24,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24.0775106916919">
            <text:p>24,0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2.9303172914769">
            <text:p>82,93</text:p>
          </table:table-cell>
          <table:table-cell office:value-type="float" office:value="-64.62469009475">
            <text:p>-64,62</text:p>
          </table:table-cell>
          <table:table-cell office:value-type="float" office:value="2.35932060664427">
            <text:p>2,36</text:p>
          </table:table-cell>
          <table:table-cell office:value-type="float" office:value="0.463715311612767">
            <text:p>0,46</text:p>
          </table:table-cell>
          <table:table-cell table:style-name="ce59" table:formula="of:=[.F9]" office:value-type="float" office:value="0.463715311612767" table:number-columns-spanned="1" table:number-rows-spanned="4">
            <text:p>0,4637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6" office:value-type="string">
            <text:p>Mean</text:p>
          </table:table-cell>
          <table:table-cell table:formula="of:=[.C9]/[.E9]" office:value-type="float" office:value="35.150083908872">
            <text:p>35,15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85.5982152443592">
            <text:p>85,60</text:p>
          </table:table-cell>
          <table:table-cell office:value-type="float" office:value="-71.8444069067027">
            <text:p>-71,84</text:p>
          </table:table-cell>
          <table:table-cell office:value-type="float" office:value="1.22387734654836">
            <text:p>1,22</text:p>
          </table:table-cell>
          <table:table-cell office:value-type="float" office:value="0.53550615412301">
            <text:p>0,5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549834638183">
            <text:p>81,55</text:p>
          </table:table-cell>
          <table:table-cell office:value-type="float" office:value="-51.6381687381999">
            <text:p>-51,64</text:p>
          </table:table-cell>
          <table:table-cell office:value-type="float" office:value="3.51287022249969">
            <text:p>3,51</text:p>
          </table:table-cell>
          <table:table-cell office:value-type="float" office:value="0.434866768568596">
            <text:p>0,4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5982152443592">
            <text:p>85,60</text:p>
          </table:table-cell>
          <table:table-cell table:style-name="ce54" office:value-type="float" office:value="-51.6381687381999">
            <text:p>-51,64</text:p>
          </table:table-cell>
          <table:table-cell table:style-name="ce54" office:value-type="float" office:value="1.22387734654836">
            <text:p>1,22</text:p>
          </table:table-cell>
          <table:table-cell table:style-name="ce54" office:value-type="float" office:value="0.53550615412301">
            <text:p>0,5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2]/[.E12]" office:value-type="float" office:value="69.9401908906702">
            <text:p>69,94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74" office:value-type="string" table:number-columns-spanned="10" table:number-rows-spanned="1">
            <text:p>TODAS ESTAS PRUEBAS SON Sin ruido en observacion de FLC</text:p>
          </table:table-cell>
          <table:covered-table-cell table:number-columns-repeated="9" table:style-name="Default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1.3469535372713">
            <text:p>71,35</text:p>
          </table:table-cell>
          <table:table-cell table:style-name="ce75" office:value-type="float" office:value="-269.548048735761">
            <text:p>-269,55</text:p>
          </table:table-cell>
          <table:table-cell table:style-name="ce75" office:value-type="float" office:value="30.6889230215534">
            <text:p>30,69</text:p>
          </table:table-cell>
          <table:table-cell table:style-name="ce75" office:value-type="float" office:value="0.00222499594501165">
            <text:p>0,00</text:p>
          </table:table-cell>
          <table:table-cell table:style-name="ce59" table:formula="of:=[.F18]" office:value-type="float" office:value="0.00222499594501165" table:number-columns-spanned="1" table:number-rows-spanned="4">
            <text:p>0,0022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2.32484383655832">
            <text:p>2,32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75.4840215079141">
            <text:p>75,48</text:p>
          </table:table-cell>
          <table:table-cell office:value-type="float" office:value="-378.632305664684">
            <text:p>-378,63</text:p>
          </table:table-cell>
          <table:table-cell office:value-type="float" office:value="27.1518960671621">
            <text:p>27,15</text:p>
          </table:table-cell>
          <table:table-cell office:value-type="float" office:value="0.0331445672510677">
            <text:p>0,0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8.8955766702496">
            <text:p>68,90</text:p>
          </table:table-cell>
          <table:table-cell office:value-type="float" office:value="-196.881128150357">
            <text:p>-196,88</text:p>
          </table:table-cell>
          <table:table-cell office:value-type="float" office:value="34.4002424145124">
            <text:p>34,40</text:p>
          </table:table-cell>
          <table:table-cell office:value-type="float" office:value="-0.073180830191663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4840215079141">
            <text:p>75,48</text:p>
          </table:table-cell>
          <table:table-cell table:style-name="ce54" office:value-type="float" office:value="-263.967353568161">
            <text:p>-263,97</text:p>
          </table:table-cell>
          <table:table-cell table:style-name="ce54" office:value-type="float" office:value="30.3810440162057">
            <text:p>30,38</text:p>
          </table:table-cell>
          <table:table-cell table:style-name="ce54" office:value-type="float" office:value="0.0331445672510677">
            <text:p>0,0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8457628604369">
            <text:p>2,4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2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2.87592779400256">
            <text:p>2,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2.87592779400256">
            <text:p>2,8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26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2.49650580178915">
            <text:p>2,5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2.49650580178915">
            <text:p>2,5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30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3.59551991855852">
            <text:p>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3.59551991855852">
            <text:p>3,60</text:p>
          </table:table-cell>
          <table:table-cell/>
        </table:table-row>
      </table:table>
      <table:table table:name="Sheet8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74" office:value-type="string" table:number-columns-spanned="10" table:number-rows-spanned="1">
            <text:p>TODAS ESTAS PRUEBAS ESTÁN CON ruido en observacion de FLC y Saturación en Vr</text:p>
          </table:table-cell>
          <table:covered-table-cell table:number-columns-repeated="9" table:style-name="Default"/>
          <table:table-cell office:value-type="string">
            <text:p>5 RUNS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2, NOISE=0,5</text:p>
          </table:table-cell>
          <table:table-cell table:style-name="ce48" table:number-columns-spanned="1" table:number-rows-spanned="4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table-cell table:style-name="ce59" table:formula="of:=[.F3]" office:value-type="float" office:value="-0.733025247885929" table:number-columns-spanned="1" table:number-rows-spanned="4">
            <text:p>-0,733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]/[.E3]" office:value-type="float" office:value="1.091556541068">
            <text:p>1,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6.1792473407308">
            <text:p>46,18</text:p>
          </table:table-cell>
          <table:table-cell table:style-name="ce54" office:value-type="float" office:value="-346.844051005371">
            <text:p>-346,84</text:p>
          </table:table-cell>
          <table:table-cell table:style-name="ce54" office:value-type="float" office:value="42.3058683662399">
            <text:p>42,31</text:p>
          </table:table-cell>
          <table:table-cell table:style-name="ce54" office:value-type="float" office:value="-0.733025247885929">
            <text:p>-0,7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1.091556541068">
            <text:p>1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3, NOISE=0,5</text:p>
          </table:table-cell>
          <table:table-cell table:style-name="ce48" table:number-columns-spanned="1" table:number-rows-spanned="4"/>
          <table:table-cell office:value-type="float" office:value="46.6191722935238">
            <text:p>46,62</text:p>
          </table:table-cell>
          <table:table-cell office:value-type="float" office:value="-291.601480273824">
            <text:p>-291,60</text:p>
          </table:table-cell>
          <table:table-cell office:value-type="float" office:value="46.0174367931106">
            <text:p>46,02</text:p>
          </table:table-cell>
          <table:table-cell office:value-type="float" office:value="-0.664091005900498">
            <text:p>-0,66</text:p>
          </table:table-cell>
          <table:table-cell table:style-name="ce59" table:formula="of:=[.F7]" office:value-type="float" office:value="-0.664091005900498" table:number-columns-spanned="1" table:number-rows-spanned="4">
            <text:p>-0,664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7]/[.E7]" office:value-type="float" office:value="1.01307624983805">
            <text:p>1,0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7855517728925">
            <text:p>49,79</text:p>
          </table:table-cell>
          <table:table-cell office:value-type="float" office:value="-263.58195385986">
            <text:p>-263,58</text:p>
          </table:table-cell>
          <table:table-cell office:value-type="float" office:value="39.2231964701468">
            <text:p>39,22</text:p>
          </table:table-cell>
          <table:table-cell office:value-type="float" office:value="-0.638566404742842">
            <text:p>-0,6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4.0736330517709">
            <text:p>44,07</text:p>
          </table:table-cell>
          <table:table-cell office:value-type="float" office:value="-327.887281887284">
            <text:p>-327,89</text:p>
          </table:table-cell>
          <table:table-cell office:value-type="float" office:value="51.268311599802">
            <text:p>51,27</text:p>
          </table:table-cell>
          <table:table-cell office:value-type="float" office:value="-0.705926453700627">
            <text:p>-0,7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9.7855517728925">
            <text:p>49,79</text:p>
          </table:table-cell>
          <table:table-cell table:style-name="ce54" office:value-type="float" office:value="-264.069901492549">
            <text:p>-264,07</text:p>
          </table:table-cell>
          <table:table-cell table:style-name="ce54" office:value-type="float" office:value="39.2231964701468">
            <text:p>39,22</text:p>
          </table:table-cell>
          <table:table-cell table:style-name="ce54" office:value-type="float" office:value="-0.638566404742842">
            <text:p>-0,6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0]/[.E10]" office:value-type="float" office:value="1.26928848878456">
            <text:p>1,27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3 - NOISE=0,5, Vx=K*xb</text:p>
          </table:table-cell>
          <table:table-cell table:style-name="ce48" table:number-columns-spanned="1" table:number-rows-spanned="4"/>
          <table:table-cell office:value-type="float" office:value="53.2605102207427">
            <text:p>53,26</text:p>
          </table:table-cell>
          <table:table-cell office:value-type="float" office:value="-261.862761505354">
            <text:p>-261,86</text:p>
          </table:table-cell>
          <table:table-cell office:value-type="float" office:value="32.4415654767995">
            <text:p>32,44</text:p>
          </table:table-cell>
          <table:table-cell office:value-type="float" office:value="-0.641929154512254">
            <text:p>-0,64</text:p>
          </table:table-cell>
          <table:table-cell table:style-name="ce59" table:formula="of:=[.F11]" office:value-type="float" office:value="-0.641929154512254" table:number-columns-spanned="1" table:number-rows-spanned="4">
            <text:p>-0,641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1]/[.E11]" office:value-type="float" office:value="1.64173674845722">
            <text:p>1,6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4.3658189695011">
            <text:p>54,37</text:p>
          </table:table-cell>
          <table:table-cell office:value-type="float" office:value="-249.123110320042">
            <text:p>-249,12</text:p>
          </table:table-cell>
          <table:table-cell office:value-type="float" office:value="27.7494128588699">
            <text:p>27,75</text:p>
          </table:table-cell>
          <table:table-cell office:value-type="float" office:value="-0.593517194832265">
            <text:p>-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2.045971622464">
            <text:p>52,05</text:p>
          </table:table-cell>
          <table:table-cell office:value-type="float" office:value="-272.717314389578">
            <text:p>-272,72</text:p>
          </table:table-cell>
          <table:table-cell office:value-type="float" office:value="39.008107050732">
            <text:p>39,01</text:p>
          </table:table-cell>
          <table:table-cell office:value-type="float" office:value="-0.661165058313077">
            <text:p>-0,6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54.3658189695011">
            <text:p>54,37</text:p>
          </table:table-cell>
          <table:table-cell table:style-name="ce54" office:value-type="float" office:value="-249.123110320042">
            <text:p>-249,12</text:p>
          </table:table-cell>
          <table:table-cell table:style-name="ce54" office:value-type="float" office:value="28.6577374551871">
            <text:p>28,66</text:p>
          </table:table-cell>
          <table:table-cell table:style-name="ce54" office:value-type="float" office:value="-0.593517194832265">
            <text:p>-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4]/[.E14]" office:value-type="float" office:value="1.89707296518137">
            <text:p>1,9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office:value-type="float" office:value="66.1279800977377">
            <text:p>66,13</text:p>
          </table:table-cell>
          <table:table-cell office:value-type="float" office:value="-154.270927125188">
            <text:p>-154,27</text:p>
          </table:table-cell>
          <table:table-cell office:value-type="float" office:value="30.7648760782176">
            <text:p>30,76</text:p>
          </table:table-cell>
          <table:table-cell office:value-type="float" office:value="-0.187771373092138">
            <text:p>-0,19</text:p>
          </table:table-cell>
          <table:table-cell table:style-name="ce59" table:formula="of:=[.F1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5]/[.E15]" office:value-type="float" office:value="2.14946356129021">
            <text:p>2,1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8]/[.E18]" office:value-type="float" office:value="3.04979892599113">
            <text:p>3,0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2 - NOISE=0,5, Vx=K*xb</text:p>
          </table:table-cell>
          <table:table-cell table:style-name="ce48" table:number-columns-spanned="1" table:number-rows-spanned="4"/>
          <table:table-cell office:value-type="float" office:value="91.519543612023">
            <text:p>91,52</text:p>
          </table:table-cell>
          <table:table-cell office:value-type="float" office:value="-217.392606752271">
            <text:p>-217,39</text:p>
          </table:table-cell>
          <table:table-cell office:value-type="float" office:value="30.6424268970257">
            <text:p>30,64</text:p>
          </table:table-cell>
          <table:table-cell office:value-type="float" office:value="0.276093728471109">
            <text:p>0,28</text:p>
          </table:table-cell>
          <table:table-cell table:style-name="ce59" table:formula="of:=[.F19]" office:value-type="float" office:value="0.276093728471109" table:number-columns-spanned="1" table:number-rows-spanned="4">
            <text:p>0,276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9]/[.E19]" office:value-type="float" office:value="2.98669370802697">
            <text:p>2,9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2.4097215562603">
            <text:p>92,41</text:p>
          </table:table-cell>
          <table:table-cell office:value-type="float" office:value="-188.085008059739">
            <text:p>-188,09</text:p>
          </table:table-cell>
          <table:table-cell office:value-type="float" office:value="24.6446989243122">
            <text:p>24,64</text:p>
          </table:table-cell>
          <table:table-cell office:value-type="float" office:value="0.388276198644462">
            <text:p>0,3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.4459594755278">
            <text:p>90,45</text:p>
          </table:table-cell>
          <table:table-cell office:value-type="float" office:value="-246.966594874489">
            <text:p>-246,97</text:p>
          </table:table-cell>
          <table:table-cell office:value-type="float" office:value="33.4254170135317">
            <text:p>33,43</text:p>
          </table:table-cell>
          <table:table-cell office:value-type="float" office:value="0.226160258141922">
            <text:p>0,2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2.1127787602388">
            <text:p>92,11</text:p>
          </table:table-cell>
          <table:table-cell table:style-name="ce54" office:value-type="float" office:value="-188.085008059739">
            <text:p>-188,09</text:p>
          </table:table-cell>
          <table:table-cell table:style-name="ce54" office:value-type="float" office:value="24.6446989243122">
            <text:p>24,64</text:p>
          </table:table-cell>
          <table:table-cell table:style-name="ce54" office:value-type="float" office:value="0.388276198644462">
            <text:p>0,3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2]/[.E22]" office:value-type="float" office:value="3.73763051612567">
            <text:p>3,74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3 - NOISE=0,5, Vx=K*xb</text:p>
          </table:table-cell>
          <table:table-cell table:style-name="ce48" table:number-columns-spanned="1" table:number-rows-spanned="4"/>
          <table:table-cell office:value-type="float" office:value="94.5332017702485">
            <text:p>94,53</text:p>
          </table:table-cell>
          <table:table-cell office:value-type="float" office:value="-1055.7689868727">
            <text:p>-1055,77</text:p>
          </table:table-cell>
          <table:table-cell office:value-type="float" office:value="77.2496054444174">
            <text:p>77,25</text:p>
          </table:table-cell>
          <table:table-cell office:value-type="float" office:value="-0.566728842134204">
            <text:p>-0,57</text:p>
          </table:table-cell>
          <table:table-cell table:style-name="ce59" table:formula="of:=[.F23]" office:value-type="float" office:value="-0.566728842134204" table:number-columns-spanned="1" table:number-rows-spanned="4">
            <text:p>-0,56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3]/[.E23]" office:value-type="float" office:value="1.22373701750835">
            <text:p>1,2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5.5239170065558">
            <text:p>95,52</text:p>
          </table:table-cell>
          <table:table-cell office:value-type="float" office:value="-1015.00883205058">
            <text:p>-1015,01</text:p>
          </table:table-cell>
          <table:table-cell office:value-type="float" office:value="75.1191350213586">
            <text:p>75,12</text:p>
          </table:table-cell>
          <table:table-cell office:value-type="float" office:value="-0.526444598785757">
            <text:p>-0,5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3.6588430953352">
            <text:p>93,66</text:p>
          </table:table-cell>
          <table:table-cell office:value-type="float" office:value="-1093.04513268011">
            <text:p>-1093,05</text:p>
          </table:table-cell>
          <table:table-cell office:value-type="float" office:value="79.5251771345726">
            <text:p>79,53</text:p>
          </table:table-cell>
          <table:table-cell office:value-type="float" office:value="-0.609586915110725">
            <text:p>-0,6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3.6588430953352">
            <text:p>93,66</text:p>
          </table:table-cell>
          <table:table-cell table:style-name="ce54" office:value-type="float" office:value="-1043.8988613458">
            <text:p>-1043,90</text:p>
          </table:table-cell>
          <table:table-cell table:style-name="ce54" office:value-type="float" office:value="75.1191350213586">
            <text:p>75,12</text:p>
          </table:table-cell>
          <table:table-cell table:style-name="ce54" office:value-type="float" office:value="-0.526444598785757">
            <text:p>-0,5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6]/[.E26]" office:value-type="float" office:value="1.24680406754824">
            <text:p>1,2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2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28]/[.E28]" office:value-type="float" office:value="44.512926437926">
            <text:p>44,5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1]/[.E31]" office:value-type="float" office:value="41.0230898989323">
            <text:p>41,02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1.9985398759181">
            <text:p>82,00</text:p>
          </table:table-cell>
          <table:table-cell table:style-name="ce75" office:value-type="float" office:value="-70.4063419870293">
            <text:p>-70,41</text:p>
          </table:table-cell>
          <table:table-cell table:style-name="ce75" office:value-type="float" office:value="2.00204046636526">
            <text:p>2,00</text:p>
          </table:table-cell>
          <table:table-cell table:style-name="ce75" office:value-type="float" office:value="0.440920714513046">
            <text:p>0,44</text:p>
          </table:table-cell>
          <table:table-cell table:style-name="ce59" table:formula="of:=[.F32]" office:value-type="float" office:value="0.440920714513046" table:number-columns-spanned="1" table:number-rows-spanned="4">
            <text:p>0,4409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40.9574837539562">
            <text:p>40,9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9284688932174">
            <text:p>83,93</text:p>
          </table:table-cell>
          <table:table-cell office:value-type="float" office:value="-59.880672652429">
            <text:p>-59,88</text:p>
          </table:table-cell>
          <table:table-cell office:value-type="float" office:value="1.64345025697856">
            <text:p>1,64</text:p>
          </table:table-cell>
          <table:table-cell office:value-type="float" office:value="0.455826333048039">
            <text:p>0,4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9.0039412020384">
            <text:p>79,00</text:p>
          </table:table-cell>
          <table:table-cell office:value-type="float" office:value="-87.0750966517696">
            <text:p>-87,08</text:p>
          </table:table-cell>
          <table:table-cell office:value-type="float" office:value="2.4365793595478">
            <text:p>2,44</text:p>
          </table:table-cell>
          <table:table-cell office:value-type="float" office:value="0.421180395360219">
            <text:p>0,4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1.1798227408429">
            <text:p>81,18</text:p>
          </table:table-cell>
          <table:table-cell table:style-name="ce54" office:value-type="float" office:value="-74.4086721347764">
            <text:p>-74,41</text:p>
          </table:table-cell>
          <table:table-cell table:style-name="ce54" office:value-type="float" office:value="2.05892612123602">
            <text:p>2,06</text:p>
          </table:table-cell>
          <table:table-cell table:style-name="ce54" office:value-type="float" office:value="0.455826333048039">
            <text:p>0,4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39.4282348956303">
            <text:p>39,43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1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0611048301919">
            <text:p>85,06</text:p>
          </table:table-cell>
          <table:table-cell table:style-name="ce75" office:value-type="float" office:value="-54.2413845387627">
            <text:p>-54,24</text:p>
          </table:table-cell>
          <table:table-cell table:style-name="ce75" office:value-type="float" office:value="3.38936250777632">
            <text:p>3,39</text:p>
          </table:table-cell>
          <table:table-cell table:style-name="ce75" office:value-type="float" office:value="0.515671372384291">
            <text:p>0,52</text:p>
          </table:table-cell>
          <table:table-cell table:style-name="ce59" table:formula="of:=[.F36]" office:value-type="float" office:value="0.515671372384291" table:number-columns-spanned="1" table:number-rows-spanned="4">
            <text:p>0,5157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25.0964907515893">
            <text:p>25,1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2218946024297">
            <text:p>87,22</text:p>
          </table:table-cell>
          <table:table-cell office:value-type="float" office:value="-45.3039714026066">
            <text:p>-45,30</text:p>
          </table:table-cell>
          <table:table-cell office:value-type="float" office:value="1.47371445258493">
            <text:p>1,47</text:p>
          </table:table-cell>
          <table:table-cell office:value-type="float" office:value="0.553402081879619">
            <text:p>0,5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218176156936">
            <text:p>83,22</text:p>
          </table:table-cell>
          <table:table-cell office:value-type="float" office:value="-62.945681959345">
            <text:p>-62,95</text:p>
          </table:table-cell>
          <table:table-cell office:value-type="float" office:value="4.67309322789543">
            <text:p>4,67</text:p>
          </table:table-cell>
          <table:table-cell office:value-type="float" office:value="0.49511395173872">
            <text:p>0,50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2218946024297">
            <text:p>87,22</text:p>
          </table:table-cell>
          <table:table-cell table:style-name="ce54" office:value-type="float" office:value="-45.3039714026066">
            <text:p>-45,30</text:p>
          </table:table-cell>
          <table:table-cell table:style-name="ce54" office:value-type="float" office:value="1.47371445258493">
            <text:p>1,47</text:p>
          </table:table-cell>
          <table:table-cell table:style-name="ce54" office:value-type="float" office:value="0.553402081879619">
            <text:p>0,5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59.1850710627425">
            <text:p>59,1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2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4.7718801832304">
            <text:p>84,77</text:p>
          </table:table-cell>
          <table:table-cell table:style-name="ce75" office:value-type="float" office:value="-75.26302959225">
            <text:p>-75,26</text:p>
          </table:table-cell>
          <table:table-cell table:style-name="ce75" office:value-type="float" office:value="3.59218267542252">
            <text:p>3,59</text:p>
          </table:table-cell>
          <table:table-cell table:style-name="ce75" office:value-type="float" office:value="0.546464217400385">
            <text:p>0,55</text:p>
          </table:table-cell>
          <table:table-cell table:style-name="ce59" table:formula="of:=[.F40]" office:value-type="float" office:value="0.546464217400385" table:number-columns-spanned="1" table:number-rows-spanned="4">
            <text:p>0,546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23.5989892059872">
            <text:p>2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5.2114963080803">
            <text:p>85,21</text:p>
          </table:table-cell>
          <table:table-cell office:value-type="float" office:value="-55.5866001688159">
            <text:p>-55,59</text:p>
          </table:table-cell>
          <table:table-cell office:value-type="float" office:value="2.08084533207482">
            <text:p>2,08</text:p>
          </table:table-cell>
          <table:table-cell office:value-type="float" office:value="0.576338960147604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110138118">
            <text:p>84,11</text:p>
          </table:table-cell>
          <table:table-cell office:value-type="float" office:value="-121.18487010133">
            <text:p>-121,18</text:p>
          </table:table-cell>
          <table:table-cell office:value-type="float" office:value="5.40630242990953">
            <text:p>5,41</text:p>
          </table:table-cell>
          <table:table-cell office:value-type="float" office:value="0.519578713555889">
            <text:p>0,5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1785796616888">
            <text:p>85,18</text:p>
          </table:table-cell>
          <table:table-cell table:style-name="ce54" office:value-type="float" office:value="-70.6322249196261">
            <text:p>-70,63</text:p>
          </table:table-cell>
          <table:table-cell table:style-name="ce54" office:value-type="float" office:value="3.57068289352547">
            <text:p>3,57</text:p>
          </table:table-cell>
          <table:table-cell table:style-name="ce54" office:value-type="float" office:value="0.576338960147604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23.8549829827058">
            <text:p>23,8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45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45]/[.E45]" office:value-type="float" office:value="25.5782206462883">
            <text:p>25,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8]/[.E48]" office:value-type="float" office:value="37.2139772556664">
            <text:p>37,21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49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49]/[.E49]" office:value-type="float" office:value="26.6168511701679">
            <text:p>26,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2]/[.E52]" office:value-type="float" office:value="37.4533261596716">
            <text:p>37,4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53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53]/[.E53]" office:value-type="float" office:value="27.365342122404">
            <text:p>27,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6]/[.E56]" office:value-type="float" office:value="55.0869035578545">
            <text:p>55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57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57]/[.E57]" office:value-type="float" office:value="33.4772231125101">
            <text:p>33,4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0]/[.E60]" office:value-type="float" office:value="60.5061926309572">
            <text:p>60,51</text:p>
          </table:table-cell>
          <table:table-cell/>
        </table:table-row>
      </table:table>
      <table:table table:name="Sheet9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3" table:default-cell-style-name="Default"/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3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14946356129021">
            <text:p>2,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3.04979892599113">
            <text:p>3,05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44.512926437926">
            <text:p>44,51</text:p>
          </table:table-cell>
          <table:table-cell/>
          <table:table-cell table:style-name="ce77" office:value-type="string">
            <text:p>Epsilon</text:p>
          </table:table-cell>
          <table:table-cell table:style-name="ce77" office:value-type="string">
            <text:p>0.2</text:p>
          </table:table-cell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table:style-name="ce77" office:value-type="string">
            <text:p>Decay</text:p>
          </table:table-cell>
          <table:table-cell table:style-name="ce77" office:value-type="string">
            <text:p>100/10</text:p>
          </table:table-cell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table:style-name="ce77" office:value-type="string">
            <text:p>Decay p</text:p>
          </table:table-cell>
          <table:table-cell table:style-name="ce77" office:value-type="string">
            <text:p>(100/10)/5</text:p>
          </table:table-cell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1.0230898989323">
            <text:p>41,02</text:p>
          </table:table-cell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13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5.5782206462883">
            <text:p>25,5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37.2139772556664">
            <text:p>37,21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17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17]/[.E17]" office:value-type="float" office:value="26.6168511701679">
            <text:p>26,6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0]/[.E20]" office:value-type="float" office:value="37.4533261596716">
            <text:p>37,45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21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21]/[.E21]" office:value-type="float" office:value="27.365342122404">
            <text:p>27,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4]/[.E24]" office:value-type="float" office:value="55.0869035578545">
            <text:p>55,09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25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25]/[.E25]" office:value-type="float" office:value="33.4772231125101">
            <text:p>33,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8]/[.E28]" office:value-type="float" office:value="60.5061926309572">
            <text:p>60,51</text:p>
          </table:table-cell>
          <table:table-cell table:number-columns-repeated="3"/>
        </table:table-row>
      </table:table>
      <table:table table:name="Sheet10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column table:style-name="co6" table:number-columns-repeated="3" table:default-cell-style-name="ce53"/>
        <table:table-column table:style-name="co16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4" table:default-cell-style-name="Default"/>
        <table:table-row table:style-name="ro1">
          <table:table-cell table:style-name="Default" table:number-columns-repeated="10"/>
          <table:table-cell/>
          <table:table-cell table:style-name="ce78" office:value-type="string" table:number-columns-spanned="10" table:number-rows-spanned="1">
            <text:p>PRUEBAS SIN EPSILON-GREEDY, EXPLORA SOLO POR INICIALIZACION OPTIMISTA O PESIMISTA</text:p>
          </table:table-cell>
          <table:covered-table-cell table:number-columns-repeated="7" table:style-name="Default"/>
          <table:covered-table-cell table:number-columns-repeated="2"/>
          <table:table-cell table:style-name="ce3" office:value-type="string">
            <text:p>Epsilo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78"/>
          <table:table-cell table:style-name="Default" table:number-columns-repeated="9"/>
          <table:table-cell/>
          <table:table-cell table:style-name="Default" table:number-columns-repeated="2"/>
          <table:table-cell table:style-name="ce78" office:value-type="string" table:number-columns-spanned="2" table:number-rows-spanned="1">
            <text:p>NOISE=1</text:p>
          </table:table-cell>
          <table:covered-table-cell table:style-name="Default"/>
          <table:table-cell table:style-name="Default" table:number-columns-repeated="4"/>
          <table:table-cell table:number-columns-repeated="2"/>
          <table:table-cell table:style-name="ce3" office:value-type="string">
            <text:p>Decay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2"/>
          <table:table-cell table:style-name="ce3" office:value-type="string">
            <text:p>Decay p</text:p>
          </table:table-cell>
          <table:table-cell table:style-name="ce3" office:value-type="string">
            <text:p>(100/10)/5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5]/[.E5]" office:value-type="float" office:value="2.14946356129021">
            <text:p>2,15</text:p>
          </table:table-cell>
          <table:table-cell/>
          <table:table-cell table:style-name="ce75" office:value-type="float" office:value="66.5758992984151">
            <text:p>66,58</text:p>
          </table:table-cell>
          <table:table-cell table:style-name="ce75" office:value-type="float" office:value="-175.698121869852">
            <text:p>-175,70</text:p>
          </table:table-cell>
          <table:table-cell table:style-name="ce75" office:value-type="float" office:value="43.291562359393">
            <text:p>43,29</text:p>
          </table:table-cell>
          <table:table-cell table:style-name="ce75" office:value-type="float" office:value="-0.204220108621614">
            <text:p>-0,20</text:p>
          </table:table-cell>
          <table:table-cell table:style-name="ce59" table:formula="of:=[.O5]" office:value-type="float" office:value="-0.204220108621614" table:number-columns-spanned="1" table:number-rows-spanned="4">
            <text:p>-0,2042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L5]/[.N5]" office:value-type="float" office:value="1.53784930988914">
            <text:p>1,5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67.6485859652277">
            <text:p>67,65</text:p>
          </table:table-cell>
          <table:table-cell office:value-type="float" office:value="-164.230964249268">
            <text:p>-164,23</text:p>
          </table:table-cell>
          <table:table-cell office:value-type="float" office:value="40.1014187671328">
            <text:p>40,10</text:p>
          </table:table-cell>
          <table:table-cell office:value-type="float" office:value="-0.183321563335853">
            <text:p>-0,1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4.8600936894265">
            <text:p>64,86</text:p>
          </table:table-cell>
          <table:table-cell office:value-type="float" office:value="-197.676114186086">
            <text:p>-197,68</text:p>
          </table:table-cell>
          <table:table-cell office:value-type="float" office:value="47.2379798304171">
            <text:p>47,24</text:p>
          </table:table-cell>
          <table:table-cell office:value-type="float" office:value="-0.2458583023714">
            <text:p>-0,2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3.04979892599113">
            <text:p>3,05</text:p>
          </table:table-cell>
          <table:table-cell/>
          <table:table-cell table:style-name="ce54" office:value-type="float" office:value="67.6485859652277">
            <text:p>67,65</text:p>
          </table:table-cell>
          <table:table-cell table:style-name="ce54" office:value-type="float" office:value="-165.413054705629">
            <text:p>-165,41</text:p>
          </table:table-cell>
          <table:table-cell table:style-name="ce54" office:value-type="float" office:value="40.1014187671328">
            <text:p>40,10</text:p>
          </table:table-cell>
          <table:table-cell table:style-name="ce54" office:value-type="float" office:value="-0.183321563335853">
            <text:p>-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8]/[.N8]" office:value-type="float" office:value="1.6869374711668">
            <text:p>1,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0]/[.E10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0]/[.N10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3]/[.E13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3]/[.N13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4]/[.E14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4]/[.N14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7]/[.N17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7601894982315">
            <text:p>81,76</text:p>
          </table:table-cell>
          <table:table-cell table:style-name="ce75" office:value-type="float" office:value="-71.5405090639398">
            <text:p>-71,54</text:p>
          </table:table-cell>
          <table:table-cell table:style-name="ce75" office:value-type="float" office:value="2.07712611409634">
            <text:p>2,08</text:p>
          </table:table-cell>
          <table:table-cell table:style-name="ce75" office:value-type="float" office:value="0.439008132585882">
            <text:p>0,44</text:p>
          </table:table-cell>
          <table:table-cell table:style-name="ce59" table:formula="of:=[.F18]" office:value-type="float" office:value="0.439008132585882" table:number-columns-spanned="1" table:number-rows-spanned="4">
            <text:p>0,4390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9.3621691737295">
            <text:p>39,36</text:p>
          </table:table-cell>
          <table:table-cell/>
          <table:table-cell table:style-name="ce75" office:value-type="float" office:value="70.1467453944388">
            <text:p>70,15</text:p>
          </table:table-cell>
          <table:table-cell table:style-name="ce75" office:value-type="float" office:value="-323.986544208739">
            <text:p>-323,99</text:p>
          </table:table-cell>
          <table:table-cell table:style-name="ce75" office:value-type="float" office:value="27.6974430503418">
            <text:p>27,70</text:p>
          </table:table-cell>
          <table:table-cell table:style-name="ce75" office:value-type="float" office:value="-0.00656442779449085">
            <text:p>-0,01</text:p>
          </table:table-cell>
          <table:table-cell table:style-name="ce59" table:formula="of:=[.O18]" office:value-type="float" office:value="-0.00656442779449085" table:number-columns-spanned="1" table:number-rows-spanned="4">
            <text:p>-0,0066</text:p>
          </table:table-cell>
          <table:table-cell table:style-name="ce61" office:value-type="float" office:value="70" table:number-columns-spanned="1" table:number-rows-spanned="4">
            <text:p>70</text:p>
          </table:table-cell>
          <table:table-cell table:style-name="ce66" office:value-type="string">
            <text:p>Mean</text:p>
          </table:table-cell>
          <table:table-cell table:style-name="ce76" table:formula="of:=[.L18]/[.N18]" office:value-type="float" office:value="2.53260726150579">
            <text:p>2,5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2.2469613527857">
            <text:p>82,25</text:p>
          </table:table-cell>
          <table:table-cell office:value-type="float" office:value="-69.1594469751121">
            <text:p>-69,16</text:p>
          </table:table-cell>
          <table:table-cell office:value-type="float" office:value="1.9509936325696">
            <text:p>1,95</text:p>
          </table:table-cell>
          <table:table-cell office:value-type="float" office:value="0.477906869534042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0.823245726885">
            <text:p>70,82</text:p>
          </table:table-cell>
          <table:table-cell office:value-type="float" office:value="-256.709474968132">
            <text:p>-256,71</text:p>
          </table:table-cell>
          <table:table-cell office:value-type="float" office:value="24.8442941355547">
            <text:p>24,84</text:p>
          </table:table-cell>
          <table:table-cell office:value-type="float" office:value="0.0403083835892907">
            <text:p>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81.4680433654271">
            <text:p>81,47</text:p>
          </table:table-cell>
          <table:table-cell office:value-type="float" office:value="-73.4313549189069">
            <text:p>-73,43</text:p>
          </table:table-cell>
          <table:table-cell office:value-type="float" office:value="2.25499469638323">
            <text:p>2,25</text:p>
          </table:table-cell>
          <table:table-cell office:value-type="float" office:value="0.374154664675019">
            <text:p>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8.6669760724274">
            <text:p>68,67</text:p>
          </table:table-cell>
          <table:table-cell office:value-type="float" office:value="-453.558679622804">
            <text:p>-453,56</text:p>
          </table:table-cell>
          <table:table-cell office:value-type="float" office:value="32.3476208408577">
            <text:p>32,35</text:p>
          </table:table-cell>
          <table:table-cell office:value-type="float" office:value="-0.105779335157502">
            <text:p>-0,1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81.7964586992885">
            <text:p>81,80</text:p>
          </table:table-cell>
          <table:table-cell table:style-name="ce54" office:value-type="float" office:value="-71.1177507745086">
            <text:p>-71,12</text:p>
          </table:table-cell>
          <table:table-cell table:style-name="ce54" office:value-type="float" office:value="2.10532143664415">
            <text:p>2,11</text:p>
          </table:table-cell>
          <table:table-cell table:style-name="ce54" office:value-type="float" office:value="0.477906869534042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8.8522423586162">
            <text:p>38,85</text:p>
          </table:table-cell>
          <table:table-cell/>
          <table:table-cell table:style-name="ce54" office:value-type="float" office:value="70.7355491914636">
            <text:p>70,74</text:p>
          </table:table-cell>
          <table:table-cell table:style-name="ce54" office:value-type="float" office:value="-266.949924706051">
            <text:p>-266,95</text:p>
          </table:table-cell>
          <table:table-cell table:style-name="ce54" office:value-type="float" office:value="25.4743972275358">
            <text:p>25,47</text:p>
          </table:table-cell>
          <table:table-cell table:style-name="ce54" office:value-type="float" office:value="0.0403083835892907">
            <text:p>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1]/[.N21]" office:value-type="float" office:value="2.77673102761403">
            <text:p>2,78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2]/[.N22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5]/[.N25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6]/[.N26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9]/[.N29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style-name="ce18" office:value-type="string">
            <text:p>Qi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6633625053278">
            <text:p>85,66</text:p>
          </table:table-cell>
          <table:table-cell table:style-name="ce75" office:value-type="float" office:value="-77.8318359136827">
            <text:p>-77,83</text:p>
          </table:table-cell>
          <table:table-cell table:style-name="ce75" office:value-type="float" office:value="3.68961425424802">
            <text:p>3,69</text:p>
          </table:table-cell>
          <table:table-cell table:style-name="ce75" office:value-type="float" office:value="0.567159426509778">
            <text:p>0,57</text:p>
          </table:table-cell>
          <table:table-cell table:style-name="ce59" table:formula="of:=[.F32]" office:value-type="float" office:value="0.567159426509778" table:number-columns-spanned="1" table:number-rows-spanned="4">
            <text:p>0,56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23.2174304960741">
            <text:p>23,22</text:p>
          </table:table-cell>
          <table:table-cell/>
          <table:table-cell table:style-name="ce75" office:value-type="float" office:value="73.8197217763971">
            <text:p>73,82</text:p>
          </table:table-cell>
          <table:table-cell table:style-name="ce75" office:value-type="float" office:value="-392.61784273274">
            <text:p>-392,62</text:p>
          </table:table-cell>
          <table:table-cell table:style-name="ce75" office:value-type="float" office:value="32.9731258884555">
            <text:p>32,97</text:p>
          </table:table-cell>
          <table:table-cell table:style-name="ce75" office:value-type="float" office:value="0.0447031303400441">
            <text:p>0,04</text:p>
          </table:table-cell>
          <table:table-cell table:style-name="ce59" table:formula="of:=[.O32]" office:value-type="float" office:value="0.0447031303400441" table:number-columns-spanned="1" table:number-rows-spanned="4">
            <text:p>0,0447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32]/[.N32]" office:value-type="float" office:value="2.23878445817121">
            <text:p>2,24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065881550797">
            <text:p>87,07</text:p>
          </table:table-cell>
          <table:table-cell office:value-type="float" office:value="-47.1797986309013">
            <text:p>-47,18</text:p>
          </table:table-cell>
          <table:table-cell office:value-type="float" office:value="2.00069596313258">
            <text:p>2,00</text:p>
          </table:table-cell>
          <table:table-cell office:value-type="float" office:value="0.579888788335078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4588813805887">
            <text:p>74,46</text:p>
          </table:table-cell>
          <table:table-cell office:value-type="float" office:value="-273.095982613174">
            <text:p>-273,10</text:p>
          </table:table-cell>
          <table:table-cell office:value-type="float" office:value="25.8519909157505">
            <text:p>25,85</text:p>
          </table:table-cell>
          <table:table-cell office:value-type="float" office:value="0.14802544745234">
            <text:p>0,1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4.3000418778419">
            <text:p>84,30</text:p>
          </table:table-cell>
          <table:table-cell office:value-type="float" office:value="-123.438716717195">
            <text:p>-123,44</text:p>
          </table:table-cell>
          <table:table-cell office:value-type="float" office:value="5.54168604326481">
            <text:p>5,54</text:p>
          </table:table-cell>
          <table:table-cell office:value-type="float" office:value="0.534940143437613">
            <text:p>0,5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3.4765107289927">
            <text:p>73,48</text:p>
          </table:table-cell>
          <table:table-cell office:value-type="float" office:value="-510.650337511838">
            <text:p>-510,65</text:p>
          </table:table-cell>
          <table:table-cell office:value-type="float" office:value="39.656965133906">
            <text:p>39,66</text:p>
          </table:table-cell>
          <table:table-cell office:value-type="float" office:value="-0.0684404761389344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 office:value-type="float" office:value="87.065881550797">
            <text:p>87,07</text:p>
          </table:table-cell>
          <table:table-cell table:style-name="ce54" office:value-type="float" office:value="-123.438716717195">
            <text:p>-123,44</text:p>
          </table:table-cell>
          <table:table-cell table:style-name="ce54" office:value-type="float" office:value="5.54168604326481">
            <text:p>5,54</text:p>
          </table:table-cell>
          <table:table-cell table:style-name="ce54" office:value-type="float" office:value="0.579888788335078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15.7110815861924">
            <text:p>15,71</text:p>
          </table:table-cell>
          <table:table-cell/>
          <table:table-cell table:style-name="ce54" office:value-type="float" office:value="73.8052524286012">
            <text:p>73,81</text:p>
          </table:table-cell>
          <table:table-cell table:style-name="ce54" office:value-type="float" office:value="-338.34883390996">
            <text:p>-338,35</text:p>
          </table:table-cell>
          <table:table-cell table:style-name="ce54" office:value-type="float" office:value="25.8519909157505">
            <text:p>25,85</text:p>
          </table:table-cell>
          <table:table-cell table:style-name="ce54" office:value-type="float" office:value="0.14802544745234">
            <text:p>0,1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5]/[.N35]" office:value-type="float" office:value="2.85491561052789">
            <text:p>2,85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0">
            <text:p>#DIV/0!</text:p>
          </table:table-cell>
          <table:table-cell/>
          <table:table-cell table:style-name="ce75" office:value-type="float" office:value="73.4549459407942">
            <text:p>73,45</text:p>
          </table:table-cell>
          <table:table-cell table:style-name="ce75" office:value-type="float" office:value="-339.408859094677">
            <text:p>-339,41</text:p>
          </table:table-cell>
          <table:table-cell table:style-name="ce75" office:value-type="float" office:value="31.389491525266">
            <text:p>31,39</text:p>
          </table:table-cell>
          <table:table-cell table:style-name="ce75" office:value-type="float" office:value="0.0679015124486565">
            <text:p>0,07</text:p>
          </table:table-cell>
          <table:table-cell table:style-name="ce59" table:formula="of:=[.O36]" office:value-type="float" office:value="0.0679015124486565" table:number-columns-spanned="1" table:number-rows-spanned="4">
            <text:p>0,0679</text:p>
          </table:table-cell>
          <table:table-cell table:style-name="ce61" office:value-type="float" office:value="75" table:number-columns-spanned="1" table:number-rows-spanned="4">
            <text:p>75</text:p>
          </table:table-cell>
          <table:table-cell table:style-name="ce66" office:value-type="string">
            <text:p>Mean</text:p>
          </table:table-cell>
          <table:table-cell table:style-name="ce76" table:formula="of:=[.L36]/[.N36]" office:value-type="float" office:value="2.34011264189064">
            <text:p>2,34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1692691433003">
            <text:p>75,17</text:p>
          </table:table-cell>
          <table:table-cell office:value-type="float" office:value="-197.841095833082">
            <text:p>-197,84</text:p>
          </table:table-cell>
          <table:table-cell office:value-type="float" office:value="23.6705709356246">
            <text:p>23,67</text:p>
          </table:table-cell>
          <table:table-cell office:value-type="float" office:value="0.177156590711798">
            <text:p>0,18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4205713860433">
            <text:p>69,42</text:p>
          </table:table-cell>
          <table:table-cell office:value-type="float" office:value="-555.994534192612">
            <text:p>-555,99</text:p>
          </table:table-cell>
          <table:table-cell office:value-type="float" office:value="40.9380995126211">
            <text:p>40,94</text:p>
          </table:table-cell>
          <table:table-cell office:value-type="float" office:value="-0.063102913880681">
            <text:p>-0,06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0">
            <text:p>#DIV/0!</text:p>
          </table:table-cell>
          <table:table-cell/>
          <table:table-cell table:style-name="ce54" office:value-type="float" office:value="74.7637738979848">
            <text:p>74,76</text:p>
          </table:table-cell>
          <table:table-cell table:style-name="ce54" office:value-type="float" office:value="-197.841095833082">
            <text:p>-197,84</text:p>
          </table:table-cell>
          <table:table-cell table:style-name="ce54" office:value-type="float" office:value="23.6705709356246">
            <text:p>23,67</text:p>
          </table:table-cell>
          <table:table-cell table:style-name="ce54" office:value-type="float" office:value="0.177156590711798">
            <text:p>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9]/[.N39]" office:value-type="float" office:value="3.15851164305733">
            <text:p>3,16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0">
            <text:p>#DIV/0!</text:p>
          </table:table-cell>
          <table:table-cell/>
          <table:table-cell table:style-name="ce75" office:value-type="float" office:value="71.9623369889763">
            <text:p>71,96</text:p>
          </table:table-cell>
          <table:table-cell table:style-name="ce75" office:value-type="float" office:value="-303.594420307139">
            <text:p>-303,59</text:p>
          </table:table-cell>
          <table:table-cell table:style-name="ce75" office:value-type="float" office:value="28.355093757224">
            <text:p>28,36</text:p>
          </table:table-cell>
          <table:table-cell table:style-name="ce75" office:value-type="float" office:value="0.0893190250609074">
            <text:p>0,09</text:p>
          </table:table-cell>
          <table:table-cell table:style-name="ce59" table:formula="of:=[.O40]" office:value-type="float" office:value="0.0893190250609074" table:number-columns-spanned="1" table:number-rows-spanned="4">
            <text:p>0,0893</text:p>
          </table:table-cell>
          <table:table-cell table:style-name="ce61" office:value-type="string" table:number-columns-spanned="1" table:number-rows-spanned="4">
            <text:p>83-108</text:p>
          </table:table-cell>
          <table:table-cell table:style-name="ce66" office:value-type="string">
            <text:p>Mean</text:p>
          </table:table-cell>
          <table:table-cell table:style-name="ce76" table:formula="of:=[.L40]/[.N40]" office:value-type="float" office:value="2.53789804417919">
            <text:p>2,54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3.69100027695">
            <text:p>73,69</text:p>
          </table:table-cell>
          <table:table-cell office:value-type="float" office:value="-216.001184736267">
            <text:p>-216,00</text:p>
          </table:table-cell>
          <table:table-cell office:value-type="float" office:value="25.4576200609379">
            <text:p>25,46</text:p>
          </table:table-cell>
          <table:table-cell office:value-type="float" office:value="0.124679136584907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0189771461506">
            <text:p>69,02</text:p>
          </table:table-cell>
          <table:table-cell office:value-type="float" office:value="-473.789742234216">
            <text:p>-473,79</text:p>
          </table:table-cell>
          <table:table-cell office:value-type="float" office:value="34.1209925613397">
            <text:p>34,12</text:p>
          </table:table-cell>
          <table:table-cell office:value-type="float" office:value="0.0245854911853689">
            <text:p>0,02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0">
            <text:p>#DIV/0!</text:p>
          </table:table-cell>
          <table:table-cell/>
          <table:table-cell table:style-name="ce54" office:value-type="float" office:value="71.9053368256899">
            <text:p>71,91</text:p>
          </table:table-cell>
          <table:table-cell table:style-name="ce54" office:value-type="float" office:value="-216.001184736267">
            <text:p>-216,00</text:p>
          </table:table-cell>
          <table:table-cell table:style-name="ce54" office:value-type="float" office:value="25.4576200609379">
            <text:p>25,46</text:p>
          </table:table-cell>
          <table:table-cell table:style-name="ce54" office:value-type="float" office:value="0.124679136584907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3]/[.N43]" office:value-type="float" office:value="2.82451135076924">
            <text:p>2,8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4]/[.E44]" office:value-type="float" office:value="0">
            <text:p>#DIV/0!</text:p>
          </table:table-cell>
          <table:table-cell/>
          <table:table-cell table:style-name="ce75" office:value-type="float" office:value="73.4072043873316">
            <text:p>73,41</text:p>
          </table:table-cell>
          <table:table-cell table:style-name="ce75" office:value-type="float" office:value="-404.689547266144">
            <text:p>-404,69</text:p>
          </table:table-cell>
          <table:table-cell table:style-name="ce75" office:value-type="float" office:value="34.633479591896">
            <text:p>34,63</text:p>
          </table:table-cell>
          <table:table-cell table:style-name="ce75" office:value-type="float" office:value="0.00380871484262305">
            <text:p>0,00</text:p>
          </table:table-cell>
          <table:table-cell table:style-name="ce59" table:formula="of:=[.O44]" office:value-type="float" office:value="0.00380871484262305" table:number-columns-spanned="1" table:number-rows-spanned="4">
            <text:p>0,0038</text:p>
          </table:table-cell>
          <table:table-cell table:style-name="ce61" office:value-type="string" table:number-columns-spanned="1" table:number-rows-spanned="4">
            <text:p>86-110</text:p>
          </table:table-cell>
          <table:table-cell table:style-name="ce66" office:value-type="string">
            <text:p>Mean</text:p>
          </table:table-cell>
          <table:table-cell table:style-name="ce76" table:formula="of:=[.L44]/[.N44]" office:value-type="float" office:value="2.11954459246735">
            <text:p>2,12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8545954122">
            <text:p>75,04</text:p>
          </table:table-cell>
          <table:table-cell office:value-type="float" office:value="-326.796955993633">
            <text:p>-326,80</text:p>
          </table:table-cell>
          <table:table-cell office:value-type="float" office:value="29.1787259482151">
            <text:p>29,18</text:p>
          </table:table-cell>
          <table:table-cell office:value-type="float" office:value="0.0589205473192519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5355031985205">
            <text:p>71,54</text:p>
          </table:table-cell>
          <table:table-cell office:value-type="float" office:value="-451.058967587318">
            <text:p>-451,06</text:p>
          </table:table-cell>
          <table:table-cell office:value-type="float" office:value="38.2629713351145">
            <text:p>38,26</text:p>
          </table:table-cell>
          <table:table-cell office:value-type="float" office:value="-0.0482265172698511">
            <text:p>-0,0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7]/[.E47]" office:value-type="float" office:value="0">
            <text:p>#DIV/0!</text:p>
          </table:table-cell>
          <table:table-cell/>
          <table:table-cell table:style-name="ce54" office:value-type="float" office:value="72.0213483649882">
            <text:p>72,02</text:p>
          </table:table-cell>
          <table:table-cell table:style-name="ce54" office:value-type="float" office:value="-326.796955993633">
            <text:p>-326,80</text:p>
          </table:table-cell>
          <table:table-cell table:style-name="ce54" office:value-type="float" office:value="29.1787259482151">
            <text:p>29,18</text:p>
          </table:table-cell>
          <table:table-cell table:style-name="ce54" office:value-type="float" office:value="0.0589205473192519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7]/[.N47]" office:value-type="float" office:value="2.468282833623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8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8]/[.E48]" office:value-type="float" office:value="0">
            <text:p>#DIV/0!</text:p>
          </table:table-cell>
          <table:table-cell/>
          <table:table-cell table:style-name="ce75" office:value-type="float" office:value="73.9274207299528">
            <text:p>73,93</text:p>
          </table:table-cell>
          <table:table-cell table:style-name="ce75" office:value-type="float" office:value="-444.140823933233">
            <text:p>-444,14</text:p>
          </table:table-cell>
          <table:table-cell table:style-name="ce75" office:value-type="float" office:value="34.3011631204301">
            <text:p>34,30</text:p>
          </table:table-cell>
          <table:table-cell table:style-name="ce75" office:value-type="float" office:value="0.028152684927864">
            <text:p>0,03</text:p>
          </table:table-cell>
          <table:table-cell table:style-name="ce59" table:formula="of:=[.O48]" office:value-type="float" office:value="0.028152684927864" table:number-columns-spanned="1" table:number-rows-spanned="4">
            <text:p>0,0282</text:p>
          </table:table-cell>
          <table:table-cell table:style-name="ce61" office:value-type="float" office:value="73" table:number-columns-spanned="1" table:number-rows-spanned="4">
            <text:p>73</text:p>
          </table:table-cell>
          <table:table-cell table:style-name="ce66" office:value-type="string">
            <text:p>Mean</text:p>
          </table:table-cell>
          <table:table-cell table:style-name="ce76" table:formula="of:=[.L48]/[.N48]" office:value-type="float" office:value="2.15524530379324">
            <text:p>2,16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4914278934044">
            <text:p>75,49</text:p>
          </table:table-cell>
          <table:table-cell office:value-type="float" office:value="-279.357217172703">
            <text:p>-279,36</text:p>
          </table:table-cell>
          <table:table-cell office:value-type="float" office:value="27.9029773545319">
            <text:p>27,90</text:p>
          </table:table-cell>
          <table:table-cell office:value-type="float" office:value="0.117956864960469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6132964907368">
            <text:p>72,61</text:p>
          </table:table-cell>
          <table:table-cell office:value-type="float" office:value="-834.057305425635">
            <text:p>-834,06</text:p>
          </table:table-cell>
          <table:table-cell office:value-type="float" office:value="48.3546298325637">
            <text:p>48,35</text:p>
          </table:table-cell>
          <table:table-cell office:value-type="float" office:value="-0.168383998298401">
            <text:p>-0,1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1]/[.E51]" office:value-type="float" office:value="0">
            <text:p>#DIV/0!</text:p>
          </table:table-cell>
          <table:table-cell/>
          <table:table-cell table:style-name="ce54" office:value-type="float" office:value="73.1530188876113">
            <text:p>73,15</text:p>
          </table:table-cell>
          <table:table-cell table:style-name="ce54" office:value-type="float" office:value="-279.357217172703">
            <text:p>-279,36</text:p>
          </table:table-cell>
          <table:table-cell table:style-name="ce54" office:value-type="float" office:value="27.9029773545319">
            <text:p>27,90</text:p>
          </table:table-cell>
          <table:table-cell table:style-name="ce54" office:value-type="float" office:value="0.117956864960469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1]/[.N51]" office:value-type="float" office:value="2.6216922286872">
            <text:p>2,6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" table:number-columns-spanned="1" table:number-rows-spanned="4">
            <text:p>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5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2]/[.E52]" office:value-type="float" office:value="0">
            <text:p>#DIV/0!</text:p>
          </table:table-cell>
          <table:table-cell/>
          <table:table-cell table:style-name="ce75" office:value-type="float" office:value="72.7147985730092">
            <text:p>72,71</text:p>
          </table:table-cell>
          <table:table-cell table:style-name="ce75" office:value-type="float" office:value="-487.215619097285">
            <text:p>-487,22</text:p>
          </table:table-cell>
          <table:table-cell table:style-name="ce75" office:value-type="float" office:value="36.6682522531582">
            <text:p>36,67</text:p>
          </table:table-cell>
          <table:table-cell table:style-name="ce75" office:value-type="float" office:value="-0.0237990200884089">
            <text:p>-0,02</text:p>
          </table:table-cell>
          <table:table-cell table:style-name="ce59" table:formula="of:=[.O52]" office:value-type="float" office:value="-0.0237990200884089" table:number-columns-spanned="1" table:number-rows-spanned="4">
            <text:p>-0,0238</text:p>
          </table:table-cell>
          <table:table-cell table:style-name="ce61" office:value-type="float" office:value="80" table:number-columns-spanned="1" table:number-rows-spanned="4">
            <text:p>80</text:p>
          </table:table-cell>
          <table:table-cell table:style-name="ce66" office:value-type="string">
            <text:p>Mean</text:p>
          </table:table-cell>
          <table:table-cell table:style-name="ce76" table:formula="of:=[.L52]/[.N52]" office:value-type="float" office:value="1.98304511682163">
            <text:p>1,98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5994204290447">
            <text:p>74,60</text:p>
          </table:table-cell>
          <table:table-cell office:value-type="float" office:value="-290.236425905945">
            <text:p>-290,24</text:p>
          </table:table-cell>
          <table:table-cell office:value-type="float" office:value="28.4257248495282">
            <text:p>28,43</text:p>
          </table:table-cell>
          <table:table-cell office:value-type="float" office:value="0.0625810039989298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5311884743368">
            <text:p>69,53</text:p>
          </table:table-cell>
          <table:table-cell office:value-type="float" office:value="-702.430912967335">
            <text:p>-702,43</text:p>
          </table:table-cell>
          <table:table-cell office:value-type="float" office:value="46.5765135312766">
            <text:p>46,58</text:p>
          </table:table-cell>
          <table:table-cell office:value-type="float" office:value="-0.149641418632981">
            <text:p>-0,1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5]/[.E55]" office:value-type="float" office:value="0">
            <text:p>#DIV/0!</text:p>
          </table:table-cell>
          <table:table-cell/>
          <table:table-cell table:style-name="ce54" office:value-type="float" office:value="71.7188911186413">
            <text:p>71,72</text:p>
          </table:table-cell>
          <table:table-cell table:style-name="ce54" office:value-type="float" office:value="-290.236425905945">
            <text:p>-290,24</text:p>
          </table:table-cell>
          <table:table-cell table:style-name="ce54" office:value-type="float" office:value="28.4257248495282">
            <text:p>28,43</text:p>
          </table:table-cell>
          <table:table-cell table:style-name="ce54" office:value-type="float" office:value="0.0625810039989298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5]/[.N55]" office:value-type="float" office:value="2.52302769756218">
            <text:p>2,5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table:number-columns-spanned="1" table:number-rows-spanned="4"/>
          <table:table-cell table:style-name="ce75"/>
          <table:table-cell table:style-name="ce75"/>
          <table:table-cell table:number-columns-repeated="2" table:style-name="ce75"/>
          <table:table-cell table:style-name="ce59" table:formula="of:=[.F5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6]/[.E56]" office:value-type="float" office:value="0">
            <text:p>#DIV/0!</text:p>
          </table:table-cell>
          <table:table-cell/>
          <table:table-cell table:style-name="ce75" office:value-type="float" office:value="73.8950268441806">
            <text:p>73,90</text:p>
          </table:table-cell>
          <table:table-cell table:style-name="ce75" office:value-type="float" office:value="-457.53267814954">
            <text:p>-457,53</text:p>
          </table:table-cell>
          <table:table-cell table:style-name="ce75" office:value-type="float" office:value="35.4434676398333">
            <text:p>35,44</text:p>
          </table:table-cell>
          <table:table-cell table:style-name="ce75" office:value-type="float" office:value="0.00869641610084456">
            <text:p>0,01</text:p>
          </table:table-cell>
          <table:table-cell table:style-name="ce59" table:formula="of:=[.O56]" office:value-type="float" office:value="0.00869641610084456" table:number-columns-spanned="1" table:number-rows-spanned="4">
            <text:p>0,0087</text:p>
          </table:table-cell>
          <table:table-cell table:style-name="ce61" office:value-type="float" office:value="91" table:number-columns-spanned="1" table:number-rows-spanned="4">
            <text:p>91</text:p>
          </table:table-cell>
          <table:table-cell table:style-name="ce66" office:value-type="string">
            <text:p>Mean</text:p>
          </table:table-cell>
          <table:table-cell table:style-name="ce76" table:formula="of:=[.L56]/[.N56]" office:value-type="float" office:value="2.08487012600125">
            <text:p>2,08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91570990377">
            <text:p>75,04</text:p>
          </table:table-cell>
          <table:table-cell office:value-type="float" office:value="-346.297950672443">
            <text:p>-346,30</text:p>
          </table:table-cell>
          <table:table-cell office:value-type="float" office:value="29.5590967947725">
            <text:p>29,56</text:p>
          </table:table-cell>
          <table:table-cell office:value-type="float" office:value="0.0922457960568626">
            <text:p>0,09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9289206329582">
            <text:p>72,93</text:p>
          </table:table-cell>
          <table:table-cell office:value-type="float" office:value="-673.451095689905">
            <text:p>-673,45</text:p>
          </table:table-cell>
          <table:table-cell office:value-type="float" office:value="42.3006999526286">
            <text:p>42,30</text:p>
          </table:table-cell>
          <table:table-cell office:value-type="float" office:value="-0.0924323029354865">
            <text:p>-0,09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9]/[.E59]" office:value-type="float" office:value="0">
            <text:p>#DIV/0!</text:p>
          </table:table-cell>
          <table:table-cell/>
          <table:table-cell table:style-name="ce54" office:value-type="float" office:value="73.1283242560889">
            <text:p>73,13</text:p>
          </table:table-cell>
          <table:table-cell table:style-name="ce54" office:value-type="float" office:value="-346.297950672443">
            <text:p>-346,30</text:p>
          </table:table-cell>
          <table:table-cell table:style-name="ce54" office:value-type="float" office:value="29.5590967947725">
            <text:p>29,56</text:p>
          </table:table-cell>
          <table:table-cell table:style-name="ce54" office:value-type="float" office:value="0.0922457960568626">
            <text:p>0,0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9]/[.N59]" office:value-type="float" office:value="2.473970188054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0]/[.E60]" office:value-type="float" office:value="0">
            <text:p>#DIV/0!</text:p>
          </table:table-cell>
          <table:table-cell/>
          <table:table-cell table:style-name="ce75" office:value-type="float" office:value="73.1354335735701">
            <text:p>73,14</text:p>
          </table:table-cell>
          <table:table-cell table:style-name="ce75" office:value-type="float" office:value="-440.724589562445">
            <text:p>-440,72</text:p>
          </table:table-cell>
          <table:table-cell table:style-name="ce75" office:value-type="float" office:value="35.3891060074557">
            <text:p>35,39</text:p>
          </table:table-cell>
          <table:table-cell table:style-name="ce75" office:value-type="float" office:value="0.00728711498510952">
            <text:p>0,01</text:p>
          </table:table-cell>
          <table:table-cell table:style-name="ce59" table:formula="of:=[.O60]" office:value-type="float" office:value="0.00728711498510952" table:number-columns-spanned="1" table:number-rows-spanned="4">
            <text:p>0,0073</text:p>
          </table:table-cell>
          <table:table-cell table:style-name="ce61" office:value-type="float" office:value="66" table:number-columns-spanned="1" table:number-rows-spanned="4">
            <text:p>66</text:p>
          </table:table-cell>
          <table:table-cell table:style-name="ce66" office:value-type="string">
            <text:p>Mean</text:p>
          </table:table-cell>
          <table:table-cell table:style-name="ce76" table:formula="of:=[.L60]/[.N60]" office:value-type="float" office:value="2.06660867777112">
            <text:p>2,07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01104988293">
            <text:p>75,00</text:p>
          </table:table-cell>
          <table:table-cell office:value-type="float" office:value="-288.562519038308">
            <text:p>-288,56</text:p>
          </table:table-cell>
          <table:table-cell office:value-type="float" office:value="28.5482874699268">
            <text:p>28,55</text:p>
          </table:table-cell>
          <table:table-cell office:value-type="float" office:value="0.0975199935793003">
            <text:p>0,10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001705876082">
            <text:p>71,00</text:p>
          </table:table-cell>
          <table:table-cell office:value-type="float" office:value="-615.421412757294">
            <text:p>-615,42</text:p>
          </table:table-cell>
          <table:table-cell office:value-type="float" office:value="42.8067975205046">
            <text:p>42,81</text:p>
          </table:table-cell>
          <table:table-cell office:value-type="float" office:value="-0.0838279630499402">
            <text:p>-0,08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3]/[.E63]" office:value-type="float" office:value="0">
            <text:p>#DIV/0!</text:p>
          </table:table-cell>
          <table:table-cell/>
          <table:table-cell table:style-name="ce54" office:value-type="float" office:value="71.001705876082">
            <text:p>71,00</text:p>
          </table:table-cell>
          <table:table-cell table:style-name="ce54" office:value-type="float" office:value="-390.083065448744">
            <text:p>-390,08</text:p>
          </table:table-cell>
          <table:table-cell table:style-name="ce54" office:value-type="float" office:value="28.5482874699268">
            <text:p>28,55</text:p>
          </table:table-cell>
          <table:table-cell table:style-name="ce54" office:value-type="float" office:value="0.0975199935793003">
            <text:p>0,10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3]/[.N63]" office:value-type="float" office:value="2.48707408284564">
            <text:p>2,49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4]/[.E64]" office:value-type="float" office:value="0">
            <text:p>#DIV/0!</text:p>
          </table:table-cell>
          <table:table-cell/>
          <table:table-cell table:style-name="ce75" office:value-type="float" office:value="74.4678135023979">
            <text:p>74,47</text:p>
          </table:table-cell>
          <table:table-cell table:style-name="ce75" office:value-type="float" office:value="-454.276373348344">
            <text:p>-454,28</text:p>
          </table:table-cell>
          <table:table-cell table:style-name="ce75" office:value-type="float" office:value="37.4698802289484">
            <text:p>37,47</text:p>
          </table:table-cell>
          <table:table-cell table:style-name="ce75" office:value-type="float" office:value="-0.0229602137582402">
            <text:p>-0,02</text:p>
          </table:table-cell>
          <table:table-cell table:style-name="ce59" table:formula="of:=[.O64]" office:value-type="float" office:value="-0.0229602137582402" table:number-columns-spanned="1" table:number-rows-spanned="4">
            <text:p>-0,0230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64]/[.N64]" office:value-type="float" office:value="1.98740463133015">
            <text:p>1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6.4984002118119">
            <text:p>76,50</text:p>
          </table:table-cell>
          <table:table-cell office:value-type="float" office:value="-310.998068266167">
            <text:p>-311,00</text:p>
          </table:table-cell>
          <table:table-cell office:value-type="float" office:value="31.7692809709259">
            <text:p>31,77</text:p>
          </table:table-cell>
          <table:table-cell office:value-type="float" office:value="0.0549902651755351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8307713527893">
            <text:p>72,83</text:p>
          </table:table-cell>
          <table:table-cell office:value-type="float" office:value="-566.932493771473">
            <text:p>-566,93</text:p>
          </table:table-cell>
          <table:table-cell office:value-type="float" office:value="44.4340958649557">
            <text:p>44,43</text:p>
          </table:table-cell>
          <table:table-cell office:value-type="float" office:value="-0.13633443001322">
            <text:p>-0,14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7]/[.E67]" office:value-type="float" office:value="0">
            <text:p>#DIV/0!</text:p>
          </table:table-cell>
          <table:table-cell/>
          <table:table-cell table:style-name="ce54" office:value-type="float" office:value="73.7276075447209">
            <text:p>73,73</text:p>
          </table:table-cell>
          <table:table-cell table:style-name="ce54" office:value-type="float" office:value="-376.624726919057">
            <text:p>-376,62</text:p>
          </table:table-cell>
          <table:table-cell table:style-name="ce54" office:value-type="float" office:value="32.524077390584">
            <text:p>32,52</text:p>
          </table:table-cell>
          <table:table-cell table:style-name="ce54" office:value-type="float" office:value="0.0549902651755351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7]/[.N67]" office:value-type="float" office:value="2.26686238196155">
            <text:p>2,27</text:p>
          </table:table-cell>
          <table:covered-table-cell table:style-name="ce52"/>
          <table:table-cell table:number-columns-repeated="3"/>
        </table:table-row>
      </table:table>
      <table:table table:name="Sheet11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3" table:default-cell-style-name="Default"/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3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14946356129021">
            <text:p>2,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3.04979892599113">
            <text:p>3,05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44.512926437926">
            <text:p>44,51</text:p>
          </table:table-cell>
          <table:table-cell/>
          <table:table-cell table:style-name="ce77" office:value-type="string">
            <text:p>Epsilon</text:p>
          </table:table-cell>
          <table:table-cell table:style-name="ce77" office:value-type="string">
            <text:p>0.2</text:p>
          </table:table-cell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table:style-name="ce77" office:value-type="string">
            <text:p>Decay</text:p>
          </table:table-cell>
          <table:table-cell table:style-name="ce77" office:value-type="string">
            <text:p>100/10</text:p>
          </table:table-cell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table:style-name="ce77" office:value-type="string">
            <text:p>Decay p</text:p>
          </table:table-cell>
          <table:table-cell table:style-name="ce77" office:value-type="string">
            <text:p>(100/10)/5</text:p>
          </table:table-cell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1.0230898989323">
            <text:p>41,02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3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7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7]/[.E17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0]/[.E20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2" table:number-columns-spanned="1" table:number-rows-spanned="4">
            <text:p>-2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1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1]/[.E21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4]/[.E24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5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5]/[.E25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8]/[.E28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2" table:number-columns-spanned="1" table:number-rows-spanned="4">
            <text:p>2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9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9]/[.E29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2]/[.E32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3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3]/[.E33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6]/[.E36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7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7]/[.E37]" office:value-type="float" office:value="0">
            <text:p>#DIV/0!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0]/[.E40]" office:value-type="float" office:value="0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0000-00-00T19:2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22T16:54:54</dc:date>
    <dc:creator>David Forero</dc:creator>
    <meta:editing-duration>P2DT7H50M28S</meta:editing-duration>
    <meta:editing-cycles>40</meta:editing-cycles>
    <meta:generator>LibreOffice/4.0.2.2$Linux_X86_64 LibreOffice_project/400m0$Build-2</meta:generator>
    <meta:document-statistic meta:table-count="11" meta:cell-count="3619" meta:object-count="0"/>
  </office:meta>
</office:document-meta>
</file>